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9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8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1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8">
      <style:table-cell-properties fo:border="thin solid #000000" fo:background-color="#BFBFBF"/>
      <style:text-properties style:font-name="Arial1" style:font-name-asian="Arial1" style:font-name-complex="Arial1"/>
    </style:style>
    <style:style style:name="ce13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4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5" style:family="table-cell" style:parent-style-name="Default" style:data-style-name="N1">
      <style:table-cell-properties fo:border="thin solid #000000"/>
      <style:text-properties style:font-name="Arial1" style:font-name-asian="Arial1" style:font-name-complex="Arial1"/>
    </style:style>
    <style:style style:name="ce16" style:family="table-cell" style:parent-style-name="Default" style:data-style-name="N1">
      <style:table-cell-properties fo:border="thin solid #000000" fo:background-color="#BFBFBF"/>
      <style:text-properties style:font-name="Arial1" style:font-name-asian="Arial1" style:font-name-complex="Arial1"/>
    </style:style>
    <style:style style:name="ce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anda_Larga_Fix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7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8">
            <text:p>SERVIÇO: BANDA LARGA FIX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8 a DEZ/2018</text:p>
          </table:table-cell>
          <table:table-cell table:number-columns-repeated="4" table:style-name="ce2"/>
          <table:table-cell office:value-type="float" office:value="2018" table:style-name="ce3">
            <text:p>2018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8-01</text:p>
          </table:table-cell>
          <table:table-cell office:value-type="string" table:style-name="ce7">
            <text:p>2018-02</text:p>
          </table:table-cell>
          <table:table-cell office:value-type="string" table:style-name="ce7">
            <text:p>2018-03</text:p>
          </table:table-cell>
          <table:table-cell office:value-type="string" table:style-name="ce7">
            <text:p>2018-04</text:p>
          </table:table-cell>
          <table:table-cell office:value-type="string" table:style-name="ce7">
            <text:p>2018-05</text:p>
          </table:table-cell>
          <table:table-cell office:value-type="string" table:style-name="ce7">
            <text:p>2018-06</text:p>
          </table:table-cell>
          <table:table-cell office:value-type="string" table:style-name="ce7">
            <text:p>2018-07</text:p>
          </table:table-cell>
          <table:table-cell office:value-type="string" table:style-name="ce7">
            <text:p>2018-08</text:p>
          </table:table-cell>
          <table:table-cell office:value-type="string" table:style-name="ce7">
            <text:p>2018-09</text:p>
          </table:table-cell>
          <table:table-cell office:value-type="string" table:style-name="ce7">
            <text:p>2018-10</text:p>
          </table:table-cell>
          <table:table-cell office:value-type="string" table:style-name="ce7">
            <text:p>2018-11</text:p>
          </table:table-cell>
          <table:table-cell office:value-type="string" table:style-name="ce7">
            <text:p>2018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6.033838025334603" table:style-name="ce9">
            <text:p>86,034</text:p>
          </table:table-cell>
          <table:table-cell office:value-type="float" office:value="88.554000000000002" table:style-name="ce9">
            <text:p>88,554</text:p>
          </table:table-cell>
          <table:table-cell office:value-type="float" office:value="86.822999999999993" table:style-name="ce9">
            <text:p>86,823</text:p>
          </table:table-cell>
          <table:table-cell office:value-type="float" office:value="85.34" table:style-name="ce9">
            <text:p>85,340</text:p>
          </table:table-cell>
          <table:table-cell office:value-type="float" office:value="88.447003775798805" table:style-name="ce10">
            <text:p>88,447</text:p>
          </table:table-cell>
          <table:table-cell office:value-type="float" office:value="86.630395298885603" table:style-name="ce10">
            <text:p>86,630</text:p>
          </table:table-cell>
          <table:table-cell office:value-type="float" office:value="89.634" table:style-name="ce9">
            <text:p>89,634</text:p>
          </table:table-cell>
          <table:table-cell office:value-type="float" office:value="78.19" table:style-name="ce9">
            <text:p>78,190</text:p>
          </table:table-cell>
          <table:table-cell office:value-type="float" office:value="87.534061684298507" table:style-name="ce9">
            <text:p>87,534</text:p>
          </table:table-cell>
          <table:table-cell office:value-type="float" office:value="84.649330305239602" table:style-name="ce9">
            <text:p>84,649</text:p>
          </table:table-cell>
          <table:table-cell office:value-type="float" office:value="71.037999999999997" table:style-name="ce9">
            <text:p>71,038</text:p>
          </table:table-cell>
          <table:table-cell office:value-type="float" office:value="63.404338550837053" table:style-name="ce9">
            <text:p>63,404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9.3021649382639" table:style-name="ce9">
            <text:p>89,302</text:p>
          </table:table-cell>
          <table:table-cell office:value-type="float" office:value="91.245000000000005" table:style-name="ce9">
            <text:p>91,245</text:p>
          </table:table-cell>
          <table:table-cell office:value-type="float" office:value="87.811000000000007" table:style-name="ce9">
            <text:p>87,811</text:p>
          </table:table-cell>
          <table:table-cell office:value-type="float" office:value="89.075999999999993" table:style-name="ce9">
            <text:p>89,076</text:p>
          </table:table-cell>
          <table:table-cell office:value-type="float" office:value="88.551136658604804" table:style-name="ce10">
            <text:p>88,551</text:p>
          </table:table-cell>
          <table:table-cell office:value-type="float" office:value="90.169542096699303" table:style-name="ce10">
            <text:p>90,170</text:p>
          </table:table-cell>
          <table:table-cell office:value-type="float" office:value="88.031000000000006" table:style-name="ce9">
            <text:p>88,031</text:p>
          </table:table-cell>
          <table:table-cell office:value-type="float" office:value="87.19" table:style-name="ce9">
            <text:p>87,190</text:p>
          </table:table-cell>
          <table:table-cell office:value-type="float" office:value="88.835061982878798" table:style-name="ce9">
            <text:p>88,835</text:p>
          </table:table-cell>
          <table:table-cell office:value-type="float" office:value="86.862972544420003" table:style-name="ce9">
            <text:p>86,863</text:p>
          </table:table-cell>
          <table:table-cell office:value-type="float" office:value="86.995000000000005" table:style-name="ce9">
            <text:p>86,995</text:p>
          </table:table-cell>
          <table:table-cell office:value-type="float" office:value="87.273844037148052" table:style-name="ce9">
            <text:p>87,274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34.911327881040698" table:style-name="ce9">
            <text:p>34,911</text:p>
          </table:table-cell>
          <table:table-cell office:value-type="float" office:value="45.786000000000001" table:style-name="ce9">
            <text:p>45,786</text:p>
          </table:table-cell>
          <table:table-cell office:value-type="float" office:value="38.594999999999999" table:style-name="ce9">
            <text:p>38,595</text:p>
          </table:table-cell>
          <table:table-cell office:value-type="float" office:value="44.863999999999997" table:style-name="ce9">
            <text:p>44,864</text:p>
          </table:table-cell>
          <table:table-cell office:value-type="float" office:value="47.510352443046202" table:style-name="ce10">
            <text:p>47,510</text:p>
          </table:table-cell>
          <table:table-cell office:value-type="float" office:value="52.930115854193097" table:style-name="ce10">
            <text:p>52,930</text:p>
          </table:table-cell>
          <table:table-cell office:value-type="float" office:value="51.545000000000002" table:style-name="ce9">
            <text:p>51,545</text:p>
          </table:table-cell>
          <table:table-cell office:value-type="float" office:value="49.831000000000003" table:style-name="ce9">
            <text:p>49,831</text:p>
          </table:table-cell>
          <table:table-cell office:value-type="float" office:value="61.378474290281297" table:style-name="ce9">
            <text:p>61,378</text:p>
          </table:table-cell>
          <table:table-cell office:value-type="float" office:value="54.912890782260597" table:style-name="ce9">
            <text:p>54,913</text:p>
          </table:table-cell>
          <table:table-cell office:value-type="float" office:value="58.747" table:style-name="ce9">
            <text:p>58,747</text:p>
          </table:table-cell>
          <table:table-cell office:value-type="float" office:value="60.09783111675759" table:style-name="ce9">
            <text:p>60,098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2.001141327552801" table:style-name="ce9">
            <text:p>72,001</text:p>
          </table:table-cell>
          <table:table-cell office:value-type="float" office:value="70.872" table:style-name="ce9">
            <text:p>70,872</text:p>
          </table:table-cell>
          <table:table-cell office:value-type="float" office:value="67.215000000000003" table:style-name="ce9">
            <text:p>67,215</text:p>
          </table:table-cell>
          <table:table-cell office:value-type="float" office:value="91.111000000000004" table:style-name="ce9">
            <text:p>91,111</text:p>
          </table:table-cell>
          <table:table-cell office:value-type="float" office:value="90.619967793880903" table:style-name="ce10">
            <text:p>90,620</text:p>
          </table:table-cell>
          <table:table-cell office:value-type="float" office:value="84.6986866791745" table:style-name="ce10">
            <text:p>84,699</text:p>
          </table:table-cell>
          <table:table-cell office:value-type="float" office:value="79.278999999999996" table:style-name="ce9">
            <text:p>79,279</text:p>
          </table:table-cell>
          <table:table-cell office:value-type="float" office:value="92.707999999999998" table:style-name="ce9">
            <text:p>92,708</text:p>
          </table:table-cell>
          <table:table-cell office:value-type="float" office:value="83.902691511387204" table:style-name="ce9">
            <text:p>83,903</text:p>
          </table:table-cell>
          <table:table-cell office:value-type="float" office:value="83.984725965858104" table:style-name="ce9">
            <text:p>83,985</text:p>
          </table:table-cell>
          <table:table-cell office:value-type="float" office:value="77.155000000000001" table:style-name="ce9">
            <text:p>77,155</text:p>
          </table:table-cell>
          <table:table-cell office:value-type="float" office:value="69.227518593644362" table:style-name="ce9">
            <text:p>69,228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33.745782702910297" table:style-name="ce9">
            <text:p>33,746</text:p>
          </table:table-cell>
          <table:table-cell office:value-type="float" office:value="52.38" table:style-name="ce9">
            <text:p>52,380</text:p>
          </table:table-cell>
          <table:table-cell office:value-type="float" office:value="46.826999999999998" table:style-name="ce9">
            <text:p>46,827</text:p>
          </table:table-cell>
          <table:table-cell office:value-type="float" office:value="48.854999999999997" table:style-name="ce9">
            <text:p>48,855</text:p>
          </table:table-cell>
          <table:table-cell office:value-type="float" office:value="41.444241316270599" table:style-name="ce10">
            <text:p>41,444</text:p>
          </table:table-cell>
          <table:table-cell office:value-type="float" office:value="46.095482330573603" table:style-name="ce10">
            <text:p>46,095</text:p>
          </table:table-cell>
          <table:table-cell office:value-type="float" office:value="30.872" table:style-name="ce9">
            <text:p>30,872</text:p>
          </table:table-cell>
          <table:table-cell office:value-type="float" office:value="25.864000000000001" table:style-name="ce9">
            <text:p>25,864</text:p>
          </table:table-cell>
          <table:table-cell office:value-type="float" office:value="44.371539124133498" table:style-name="ce9">
            <text:p>44,372</text:p>
          </table:table-cell>
          <table:table-cell office:value-type="float" office:value="38.9025007178113" table:style-name="ce9">
            <text:p>38,903</text:p>
          </table:table-cell>
          <table:table-cell office:value-type="float" office:value="45.024000000000001" table:style-name="ce9">
            <text:p>45,024</text:p>
          </table:table-cell>
          <table:table-cell office:value-type="float" office:value="47.134396124950129" table:style-name="ce9">
            <text:p>47,134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10">
            <text:p>0,000</text:p>
          </table:table-cell>
          <table:table-cell office:value-type="float" office:value="0" table:style-name="ce10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9.885303047044403" table:style-name="ce9">
            <text:p>69,885</text:p>
          </table:table-cell>
          <table:table-cell office:value-type="float" office:value="74.578999999999994" table:style-name="ce9">
            <text:p>74,579</text:p>
          </table:table-cell>
          <table:table-cell office:value-type="float" office:value="65.915999999999997" table:style-name="ce9">
            <text:p>65,916</text:p>
          </table:table-cell>
          <table:table-cell office:value-type="float" office:value="70.417000000000002" table:style-name="ce9">
            <text:p>70,417</text:p>
          </table:table-cell>
          <table:table-cell office:value-type="float" office:value="70.908684377140304" table:style-name="ce10">
            <text:p>70,909</text:p>
          </table:table-cell>
          <table:table-cell office:value-type="float" office:value="75.763417798902296" table:style-name="ce10">
            <text:p>75,763</text:p>
          </table:table-cell>
          <table:table-cell office:value-type="float" office:value="73.918999999999997" table:style-name="ce9">
            <text:p>73,919</text:p>
          </table:table-cell>
          <table:table-cell office:value-type="float" office:value="73.546000000000006" table:style-name="ce9">
            <text:p>73,546</text:p>
          </table:table-cell>
          <table:table-cell office:value-type="float" office:value="67.572963055989007" table:style-name="ce9">
            <text:p>67,573</text:p>
          </table:table-cell>
          <table:table-cell office:value-type="float" office:value="70.293409008547201" table:style-name="ce9">
            <text:p>70,293</text:p>
          </table:table-cell>
          <table:table-cell office:value-type="float" office:value="74.581999999999994" table:style-name="ce9">
            <text:p>74,582</text:p>
          </table:table-cell>
          <table:table-cell office:value-type="float" office:value="75.746796360696891" table:style-name="ce9">
            <text:p>75,747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95864647898661504" table:style-name="ce9">
            <text:p>0,959</text:p>
          </table:table-cell>
          <table:table-cell office:value-type="float" office:value="0.85799999999999998" table:style-name="ce9">
            <text:p>0,858</text:p>
          </table:table-cell>
          <table:table-cell office:value-type="float" office:value="0.92700000000000005" table:style-name="ce9">
            <text:p>0,927</text:p>
          </table:table-cell>
          <table:table-cell office:value-type="float" office:value="0.98599999999999999" table:style-name="ce9">
            <text:p>0,986</text:p>
          </table:table-cell>
          <table:table-cell office:value-type="float" office:value="0.86211984896805005" table:style-name="ce10">
            <text:p>0,862</text:p>
          </table:table-cell>
          <table:table-cell office:value-type="float" office:value="0.70001261444051399" table:style-name="ce10">
            <text:p>0,700</text:p>
          </table:table-cell>
          <table:table-cell office:value-type="float" office:value="0.81499999999999995" table:style-name="ce9">
            <text:p>0,815</text:p>
          </table:table-cell>
          <table:table-cell office:value-type="float" office:value="1.0349999999999999" table:style-name="ce9">
            <text:p>1,035</text:p>
          </table:table-cell>
          <table:table-cell office:value-type="float" office:value="0.89863753262806001" table:style-name="ce9">
            <text:p>0,899</text:p>
          </table:table-cell>
          <table:table-cell office:value-type="float" office:value="1.0140267877904201" table:style-name="ce9">
            <text:p>1,014</text:p>
          </table:table-cell>
          <table:table-cell office:value-type="float" office:value="1.5580000000000001" table:style-name="ce9">
            <text:p>1,558</text:p>
          </table:table-cell>
          <table:table-cell office:value-type="float" office:value="1.5965819653699125" table:style-name="ce9">
            <text:p>1,5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0.827913402469445" table:style-name="ce9">
            <text:p>0,828</text:p>
          </table:table-cell>
          <table:table-cell office:value-type="float" office:value="0.75" table:style-name="ce9">
            <text:p>0,750</text:p>
          </table:table-cell>
          <table:table-cell office:value-type="float" office:value="0.88800000000000001" table:style-name="ce9">
            <text:p>0,888</text:p>
          </table:table-cell>
          <table:table-cell office:value-type="float" office:value="0.83699999999999997" table:style-name="ce9">
            <text:p>0,837</text:p>
          </table:table-cell>
          <table:table-cell office:value-type="float" office:value="0.85795453365580798" table:style-name="ce10">
            <text:p>0,858</text:p>
          </table:table-cell>
          <table:table-cell office:value-type="float" office:value="0.79321831613202698" table:style-name="ce10">
            <text:p>0,793</text:p>
          </table:table-cell>
          <table:table-cell office:value-type="float" office:value="0.879" table:style-name="ce9">
            <text:p>0,879</text:p>
          </table:table-cell>
          <table:table-cell office:value-type="float" office:value="0.91200000000000003" table:style-name="ce9">
            <text:p>0,912</text:p>
          </table:table-cell>
          <table:table-cell office:value-type="float" office:value="0.84659752068484795" table:style-name="ce9">
            <text:p>0,847</text:p>
          </table:table-cell>
          <table:table-cell office:value-type="float" office:value="0.92548109822320102" table:style-name="ce9">
            <text:p>0,925</text:p>
          </table:table-cell>
          <table:table-cell office:value-type="float" office:value="0.92" table:style-name="ce9">
            <text:p>0,920</text:p>
          </table:table-cell>
          <table:table-cell office:value-type="float" office:value="0.90904623851407784" table:style-name="ce9">
            <text:p>0,90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2.74416659649322" table:style-name="ce9">
            <text:p>2,744</text:p>
          </table:table-cell>
          <table:table-cell office:value-type="float" office:value="2.3250000000000002" table:style-name="ce9">
            <text:p>2,325</text:p>
          </table:table-cell>
          <table:table-cell office:value-type="float" office:value="2.6230000000000002" table:style-name="ce9">
            <text:p>2,623</text:p>
          </table:table-cell>
          <table:table-cell office:value-type="float" office:value="2.3919999999999999" table:style-name="ce9">
            <text:p>2,392</text:p>
          </table:table-cell>
          <table:table-cell office:value-type="float" office:value="2.2821094132499402" table:style-name="ce10">
            <text:p>2,282</text:p>
          </table:table-cell>
          <table:table-cell office:value-type="float" office:value="2.07436153402652" table:style-name="ce10">
            <text:p>2,074</text:p>
          </table:table-cell>
          <table:table-cell office:value-type="float" office:value="2.1110000000000002" table:style-name="ce9">
            <text:p>2,111</text:p>
          </table:table-cell>
          <table:table-cell office:value-type="float" office:value="2.1800000000000002" table:style-name="ce9">
            <text:p>2,180</text:p>
          </table:table-cell>
          <table:table-cell office:value-type="float" office:value="1.7250460332573001" table:style-name="ce9">
            <text:p>1,725</text:p>
          </table:table-cell>
          <table:table-cell office:value-type="float" office:value="1.9848126895115801" table:style-name="ce9">
            <text:p>1,985</text:p>
          </table:table-cell>
          <table:table-cell office:value-type="float" office:value="1.849" table:style-name="ce9">
            <text:p>1,849</text:p>
          </table:table-cell>
          <table:table-cell office:value-type="float" office:value="1.7615670088645574" table:style-name="ce9">
            <text:p>1,76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Índice de Reclamações</text:p>
          </table:table-cell>
          <table:table-cell office:value-type="float" office:value="0.18077650461675401" table:style-name="ce9">
            <text:p>0,181</text:p>
          </table:table-cell>
          <table:table-cell office:value-type="float" office:value="0.22700000000000001" table:style-name="ce9">
            <text:p>0,227</text:p>
          </table:table-cell>
          <table:table-cell office:value-type="float" office:value="0.18" table:style-name="ce9">
            <text:p>0,180</text:p>
          </table:table-cell>
          <table:table-cell office:value-type="float" office:value="0.14899999999999999" table:style-name="ce9">
            <text:p>0,149</text:p>
          </table:table-cell>
          <table:table-cell office:value-type="float" office:value="0.124821436001276" table:style-name="ce10">
            <text:p>0,125</text:p>
          </table:table-cell>
          <table:table-cell office:value-type="float" office:value="0.140820882706509" table:style-name="ce10">
            <text:p>0,141</text:p>
          </table:table-cell>
          <table:table-cell office:value-type="float" office:value="0.125" table:style-name="ce9">
            <text:p>0,125</text:p>
          </table:table-cell>
          <table:table-cell office:value-type="float" office:value="0.107" table:style-name="ce9">
            <text:p>0,107</text:p>
          </table:table-cell>
          <table:table-cell office:value-type="float" office:value="0.151222270438019" table:style-name="ce9">
            <text:p>0,151</text:p>
          </table:table-cell>
          <table:table-cell office:value-type="float" office:value="0.18660695244188499" table:style-name="ce9">
            <text:p>0,187</text:p>
          </table:table-cell>
          <table:table-cell office:value-type="float" office:value="0.14599999999999999" table:style-name="ce9">
            <text:p>0,146</text:p>
          </table:table-cell>
          <table:table-cell office:value-type="float" office:value="0.10993843447669306" table:style-name="ce9">
            <text:p>0,1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3.0501686918835902" table:style-name="ce9">
            <text:p>3,050</text:p>
          </table:table-cell>
          <table:table-cell office:value-type="float" office:value="2.3050000000000002" table:style-name="ce9">
            <text:p>2,305</text:p>
          </table:table-cell>
          <table:table-cell office:value-type="float" office:value="2.5270000000000001" table:style-name="ce9">
            <text:p>2,527</text:p>
          </table:table-cell>
          <table:table-cell office:value-type="float" office:value="2.4460000000000002" table:style-name="ce9">
            <text:p>2,446</text:p>
          </table:table-cell>
          <table:table-cell office:value-type="float" office:value="2.7422303473491798" table:style-name="ce10">
            <text:p>2,742</text:p>
          </table:table-cell>
          <table:table-cell office:value-type="float" office:value="2.5561807067770599" table:style-name="ce10">
            <text:p>2,556</text:p>
          </table:table-cell>
          <table:table-cell office:value-type="float" office:value="3.165" table:style-name="ce9">
            <text:p>3,165</text:p>
          </table:table-cell>
          <table:table-cell office:value-type="float" office:value="3.3650000000000002" table:style-name="ce9">
            <text:p>3,365</text:p>
          </table:table-cell>
          <table:table-cell office:value-type="float" office:value="2.62513843503466" table:style-name="ce9">
            <text:p>2,625</text:p>
          </table:table-cell>
          <table:table-cell office:value-type="float" office:value="2.8438999712875499" table:style-name="ce9">
            <text:p>2,844</text:p>
          </table:table-cell>
          <table:table-cell office:value-type="float" office:value="2.5990000000000002" table:style-name="ce9">
            <text:p>2,599</text:p>
          </table:table-cell>
          <table:table-cell office:value-type="float" office:value="2.5146241550019948" table:style-name="ce9">
            <text:p>2,51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Índice de Reclamações</text:p>
          </table:table-cell>
          <table:table-cell office:value-type="float" office:value="7.6923813582451901" table:style-name="ce9">
            <text:p>7,692</text:p>
          </table:table-cell>
          <table:table-cell office:value-type="float" office:value="7.7729999999999997" table:style-name="ce9">
            <text:p>7,773</text:p>
          </table:table-cell>
          <table:table-cell office:value-type="float" office:value="8.8360000000000003" table:style-name="ce9">
            <text:p>8,836</text:p>
          </table:table-cell>
          <table:table-cell office:value-type="float" office:value="9.36" table:style-name="ce9">
            <text:p>9,360</text:p>
          </table:table-cell>
          <table:table-cell office:value-type="float" office:value="8.2507835268207703" table:style-name="ce10">
            <text:p>8,251</text:p>
          </table:table-cell>
          <table:table-cell office:value-type="float" office:value="6.8799945897814503" table:style-name="ce10">
            <text:p>6,880</text:p>
          </table:table-cell>
          <table:table-cell office:value-type="float" office:value="8.8759999999999994" table:style-name="ce9">
            <text:p>8,876</text:p>
          </table:table-cell>
          <table:table-cell office:value-type="float" office:value="12.316000000000001" table:style-name="ce9">
            <text:p>12,316</text:p>
          </table:table-cell>
          <table:table-cell office:value-type="float" office:value="20.550591851893198" table:style-name="ce9">
            <text:p>20,551</text:p>
          </table:table-cell>
          <table:table-cell office:value-type="float" office:value="15.7805704275845" table:style-name="ce9">
            <text:p>15,781</text:p>
          </table:table-cell>
          <table:table-cell office:value-type="float" office:value="14.228999999999999" table:style-name="ce9">
            <text:p>14,229</text:p>
          </table:table-cell>
          <table:table-cell office:value-type="float" office:value="13.861823526497449" table:style-name="ce9">
            <text:p>13,86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1.6045878781182199" table:style-name="ce9">
            <text:p>1,605</text:p>
          </table:table-cell>
          <table:table-cell office:value-type="float" office:value="1.417" table:style-name="ce9">
            <text:p>1,417</text:p>
          </table:table-cell>
          <table:table-cell office:value-type="float" office:value="1.7629999999999999" table:style-name="ce9">
            <text:p>1,763</text:p>
          </table:table-cell>
          <table:table-cell office:value-type="float" office:value="1.583" table:style-name="ce9">
            <text:p>1,583</text:p>
          </table:table-cell>
          <table:table-cell office:value-type="float" office:value="1.5636526249143901" table:style-name="ce10">
            <text:p>1,564</text:p>
          </table:table-cell>
          <table:table-cell office:value-type="float" office:value="1.3694632880439099" table:style-name="ce10">
            <text:p>1,369</text:p>
          </table:table-cell>
          <table:table-cell office:value-type="float" office:value="1.4430000000000001" table:style-name="ce9">
            <text:p>1,443</text:p>
          </table:table-cell>
          <table:table-cell office:value-type="float" office:value="1.458" table:style-name="ce9">
            <text:p>1,458</text:p>
          </table:table-cell>
          <table:table-cell office:value-type="float" office:value="1.4457541515264001" table:style-name="ce9">
            <text:p>1,446</text:p>
          </table:table-cell>
          <table:table-cell office:value-type="float" office:value="1.58826363965811" table:style-name="ce9">
            <text:p>1,588</text:p>
          </table:table-cell>
          <table:table-cell office:value-type="float" office:value="1.417" table:style-name="ce9">
            <text:p>1,417</text:p>
          </table:table-cell>
          <table:table-cell office:value-type="float" office:value="1.3701281455721244" table:style-name="ce9">
            <text:p>1,370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46604" table:style-name="ce14">
            <text:p>546.604</text:p>
          </table:table-cell>
          <table:table-cell office:value-type="float" office:value="550214" table:style-name="ce14">
            <text:p>550.214</text:p>
          </table:table-cell>
          <table:table-cell office:value-type="float" office:value="554428" table:style-name="ce14">
            <text:p>554.428</text:p>
          </table:table-cell>
          <table:table-cell office:value-type="float" office:value="557588" table:style-name="ce14">
            <text:p>557.588</text:p>
          </table:table-cell>
          <table:table-cell office:value-type="float" office:value="559087" table:style-name="ce15">
            <text:p>559087</text:p>
          </table:table-cell>
          <table:table-cell office:value-type="float" office:value="562847" table:style-name="ce15">
            <text:p>562847</text:p>
          </table:table-cell>
          <table:table-cell office:value-type="float" office:value="564659" table:style-name="ce14">
            <text:p>564.659</text:p>
          </table:table-cell>
          <table:table-cell office:value-type="float" office:value="569981" table:style-name="ce14">
            <text:p>569.981</text:p>
          </table:table-cell>
          <table:table-cell office:value-type="float" office:value="571977" table:style-name="ce14">
            <text:p>571.977</text:p>
          </table:table-cell>
          <table:table-cell office:value-type="float" office:value="573380" table:style-name="ce14">
            <text:p>573.380</text:p>
          </table:table-cell>
          <table:table-cell office:value-type="float" office:value="575563" table:style-name="ce14">
            <text:p>575.563</text:p>
          </table:table-cell>
          <table:table-cell office:value-type="float" office:value="578110" table:style-name="ce14">
            <text:p>578.1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8953835" table:style-name="ce14">
            <text:p>8.953.835</text:p>
          </table:table-cell>
          <table:table-cell office:value-type="float" office:value="9005485" table:style-name="ce14">
            <text:p>9.005.485</text:p>
          </table:table-cell>
          <table:table-cell office:value-type="float" office:value="9065268" table:style-name="ce14">
            <text:p>9.065.268</text:p>
          </table:table-cell>
          <table:table-cell office:value-type="float" office:value="9110328" table:style-name="ce14">
            <text:p>9.110.328</text:p>
          </table:table-cell>
          <table:table-cell office:value-type="float" office:value="9149669" table:style-name="ce15">
            <text:p>9149669</text:p>
          </table:table-cell>
          <table:table-cell office:value-type="float" office:value="9166455" table:style-name="ce15">
            <text:p>9166455</text:p>
          </table:table-cell>
          <table:table-cell office:value-type="float" office:value="9192592" table:style-name="ce14">
            <text:p>9.192.592</text:p>
          </table:table-cell>
          <table:table-cell office:value-type="float" office:value="9234043" table:style-name="ce14">
            <text:p>9.234.043</text:p>
          </table:table-cell>
          <table:table-cell office:value-type="float" office:value="9279498" table:style-name="ce14">
            <text:p>9.279.498</text:p>
          </table:table-cell>
          <table:table-cell office:value-type="float" office:value="9320788" table:style-name="ce14">
            <text:p>9.320.788</text:p>
          </table:table-cell>
          <table:table-cell office:value-type="float" office:value="9350199" table:style-name="ce14">
            <text:p>9.350.199</text:p>
          </table:table-cell>
          <table:table-cell office:value-type="float" office:value="9361460" table:style-name="ce14">
            <text:p>9.361.4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6282053" table:style-name="ce14">
            <text:p>6.282.053</text:p>
          </table:table-cell>
          <table:table-cell office:value-type="float" office:value="6253295" table:style-name="ce14">
            <text:p>6.253.295</text:p>
          </table:table-cell>
          <table:table-cell office:value-type="float" office:value="6226017" table:style-name="ce14">
            <text:p>6.226.017</text:p>
          </table:table-cell>
          <table:table-cell office:value-type="float" office:value="6211703" table:style-name="ce14">
            <text:p>6.211.703</text:p>
          </table:table-cell>
          <table:table-cell office:value-type="float" office:value="6203033" table:style-name="ce15">
            <text:p>6203033</text:p>
          </table:table-cell>
          <table:table-cell office:value-type="float" office:value="6193713" table:style-name="ce15">
            <text:p>6193713</text:p>
          </table:table-cell>
          <table:table-cell office:value-type="float" office:value="6180894" table:style-name="ce14">
            <text:p>6.180.894</text:p>
          </table:table-cell>
          <table:table-cell office:value-type="float" office:value="6168673" table:style-name="ce14">
            <text:p>6.168.673</text:p>
          </table:table-cell>
          <table:table-cell office:value-type="float" office:value="6140126" table:style-name="ce14">
            <text:p>6.140.126</text:p>
          </table:table-cell>
          <table:table-cell office:value-type="float" office:value="6095011" table:style-name="ce14">
            <text:p>6.095.011</text:p>
          </table:table-cell>
          <table:table-cell office:value-type="float" office:value="6073431" table:style-name="ce14">
            <text:p>6.073.431</text:p>
          </table:table-cell>
          <table:table-cell office:value-type="float" office:value="5994095" table:style-name="ce14">
            <text:p>5.994.09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215736" table:style-name="ce14">
            <text:p>215.736</text:p>
          </table:table-cell>
          <table:table-cell office:value-type="float" office:value="215736" table:style-name="ce14">
            <text:p>215.736</text:p>
          </table:table-cell>
          <table:table-cell office:value-type="float" office:value="261041" table:style-name="ce14">
            <text:p>261.041</text:p>
          </table:table-cell>
          <table:table-cell office:value-type="float" office:value="275484" table:style-name="ce14">
            <text:p>275.484</text:p>
          </table:table-cell>
          <table:table-cell office:value-type="float" office:value="288412" table:style-name="ce15">
            <text:p>288412</text:p>
          </table:table-cell>
          <table:table-cell office:value-type="float" office:value="291150" table:style-name="ce15">
            <text:p>291150</text:p>
          </table:table-cell>
          <table:table-cell office:value-type="float" office:value="295586" table:style-name="ce14">
            <text:p>295.586</text:p>
          </table:table-cell>
          <table:table-cell office:value-type="float" office:value="300096" table:style-name="ce14">
            <text:p>300.096</text:p>
          </table:table-cell>
          <table:table-cell office:value-type="float" office:value="304188" table:style-name="ce14">
            <text:p>304.188</text:p>
          </table:table-cell>
          <table:table-cell office:value-type="float" office:value="306429" table:style-name="ce14">
            <text:p>306.429</text:p>
          </table:table-cell>
          <table:table-cell office:value-type="float" office:value="308858" table:style-name="ce14">
            <text:p>308.858</text:p>
          </table:table-cell>
          <table:table-cell office:value-type="float" office:value="309264" table:style-name="ce14">
            <text:p>309.26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364570" table:style-name="ce14">
            <text:p>364.570</text:p>
          </table:table-cell>
          <table:table-cell office:value-type="float" office:value="359248" table:style-name="ce14">
            <text:p>359.248</text:p>
          </table:table-cell>
          <table:table-cell office:value-type="float" office:value="358933" table:style-name="ce14">
            <text:p>358.933</text:p>
          </table:table-cell>
          <table:table-cell office:value-type="float" office:value="359393" table:style-name="ce14">
            <text:p>359.393</text:p>
          </table:table-cell>
          <table:table-cell office:value-type="float" office:value="357738" table:style-name="ce15">
            <text:p>357738</text:p>
          </table:table-cell>
          <table:table-cell office:value-type="float" office:value="361868" table:style-name="ce15">
            <text:p>361868</text:p>
          </table:table-cell>
          <table:table-cell office:value-type="float" office:value="368073" table:style-name="ce14">
            <text:p>368.073</text:p>
          </table:table-cell>
          <table:table-cell office:value-type="float" office:value="370826" table:style-name="ce14">
            <text:p>370.826</text:p>
          </table:table-cell>
          <table:table-cell office:value-type="float" office:value="365695" table:style-name="ce14">
            <text:p>365.695</text:p>
          </table:table-cell>
          <table:table-cell office:value-type="float" office:value="362474" table:style-name="ce14">
            <text:p>362.474</text:p>
          </table:table-cell>
          <table:table-cell office:value-type="float" office:value="359747" table:style-name="ce14">
            <text:p>359.747</text:p>
          </table:table-cell>
          <table:table-cell office:value-type="float" office:value="355918" table:style-name="ce14">
            <text:p>355.91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417686" table:style-name="ce14">
            <text:p>417.686</text:p>
          </table:table-cell>
          <table:table-cell office:value-type="float" office:value="422639" table:style-name="ce14">
            <text:p>422.639</text:p>
          </table:table-cell>
          <table:table-cell office:value-type="float" office:value="430416" table:style-name="ce14">
            <text:p>430.416</text:p>
          </table:table-cell>
          <table:table-cell office:value-type="float" office:value="434280" table:style-name="ce14">
            <text:p>434.280</text:p>
          </table:table-cell>
          <table:table-cell office:value-type="float" office:value="436807" table:style-name="ce15">
            <text:p>436807</text:p>
          </table:table-cell>
          <table:table-cell office:value-type="float" office:value="443605" table:style-name="ce15">
            <text:p>443605</text:p>
          </table:table-cell>
          <table:table-cell office:value-type="float" office:value="448489" table:style-name="ce14">
            <text:p>448.489</text:p>
          </table:table-cell>
          <table:table-cell office:value-type="float" office:value="459153" table:style-name="ce14">
            <text:p>459.153</text:p>
          </table:table-cell>
          <table:table-cell office:value-type="float" office:value="465826" table:style-name="ce14">
            <text:p>465.826</text:p>
          </table:table-cell>
          <table:table-cell office:value-type="float" office:value="473614" table:style-name="ce14">
            <text:p>473.614</text:p>
          </table:table-cell>
          <table:table-cell office:value-type="float" office:value="479460" table:style-name="ce14">
            <text:p>479.460</text:p>
          </table:table-cell>
          <table:table-cell office:value-type="float" office:value="484424" table:style-name="ce14">
            <text:p>484.42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593227" table:style-name="ce14">
            <text:p>7.593.227</text:p>
          </table:table-cell>
          <table:table-cell office:value-type="float" office:value="7612658" table:style-name="ce14">
            <text:p>7.612.658</text:p>
          </table:table-cell>
          <table:table-cell office:value-type="float" office:value="7664275" table:style-name="ce14">
            <text:p>7.664.275</text:p>
          </table:table-cell>
          <table:table-cell office:value-type="float" office:value="7682038" table:style-name="ce14">
            <text:p>7.682.038</text:p>
          </table:table-cell>
          <table:table-cell office:value-type="float" office:value="7690327" table:style-name="ce15">
            <text:p>7690327</text:p>
          </table:table-cell>
          <table:table-cell office:value-type="float" office:value="7717622" table:style-name="ce15">
            <text:p>7717622</text:p>
          </table:table-cell>
          <table:table-cell office:value-type="float" office:value="7723534" table:style-name="ce14">
            <text:p>7.723.534</text:p>
          </table:table-cell>
          <table:table-cell office:value-type="float" office:value="7608282" table:style-name="ce14">
            <text:p>7.608.282</text:p>
          </table:table-cell>
          <table:table-cell office:value-type="float" office:value="7599494" table:style-name="ce14">
            <text:p>7.599.494</text:p>
          </table:table-cell>
          <table:table-cell office:value-type="float" office:value="7601368" table:style-name="ce14">
            <text:p>7.601.368</text:p>
          </table:table-cell>
          <table:table-cell office:value-type="float" office:value="7595810" table:style-name="ce14">
            <text:p>7.595.810</text:p>
          </table:table-cell>
          <table:table-cell office:value-type="float" office:value="7579583" table:style-name="ce14">
            <text:p>7.579.583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38" table:style-name="ce14">
            <text:p>38</text:p>
          </table:table-cell>
          <table:table-cell office:value-type="float" office:value="35" table:style-name="ce14">
            <text:p>35</text:p>
          </table:table-cell>
          <table:table-cell office:value-type="float" office:value="30" table:style-name="ce14">
            <text:p>30</text:p>
          </table:table-cell>
          <table:table-cell office:value-type="float" office:value="44" table:style-name="ce14">
            <text:p>44</text:p>
          </table:table-cell>
          <table:table-cell office:value-type="float" office:value="36" table:style-name="ce15">
            <text:p>36</text:p>
          </table:table-cell>
          <table:table-cell office:value-type="float" office:value="37" table:style-name="ce15">
            <text:p>37</text:p>
          </table:table-cell>
          <table:table-cell office:value-type="float" office:value="29" table:style-name="ce14">
            <text:p>29</text:p>
          </table:table-cell>
          <table:table-cell office:value-type="float" office:value="56" table:style-name="ce14">
            <text:p>56</text:p>
          </table:table-cell>
          <table:table-cell office:value-type="float" office:value="30" table:style-name="ce14">
            <text:p>30</text:p>
          </table:table-cell>
          <table:table-cell office:value-type="float" office:value="37" table:style-name="ce14">
            <text:p>37</text:p>
          </table:table-cell>
          <table:table-cell office:value-type="float" office:value="55" table:style-name="ce14">
            <text:p>55</text:p>
          </table:table-cell>
          <table:table-cell office:value-type="float" office:value="54" table:style-name="ce14">
            <text:p>5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560" table:style-name="ce14">
            <text:p>560</text:p>
          </table:table-cell>
          <table:table-cell office:value-type="float" office:value="536" table:style-name="ce14">
            <text:p>536</text:p>
          </table:table-cell>
          <table:table-cell office:value-type="float" office:value="614" table:style-name="ce14">
            <text:p>614</text:p>
          </table:table-cell>
          <table:table-cell office:value-type="float" office:value="601" table:style-name="ce14">
            <text:p>601</text:p>
          </table:table-cell>
          <table:table-cell office:value-type="float" office:value="513" table:style-name="ce15">
            <text:p>513</text:p>
          </table:table-cell>
          <table:table-cell office:value-type="float" office:value="492" table:style-name="ce15">
            <text:p>492</text:p>
          </table:table-cell>
          <table:table-cell office:value-type="float" office:value="568" table:style-name="ce14">
            <text:p>568</text:p>
          </table:table-cell>
          <table:table-cell office:value-type="float" office:value="577" table:style-name="ce14">
            <text:p>577</text:p>
          </table:table-cell>
          <table:table-cell office:value-type="float" office:value="532" table:style-name="ce14">
            <text:p>532</text:p>
          </table:table-cell>
          <table:table-cell office:value-type="float" office:value="552" table:style-name="ce14">
            <text:p>552</text:p>
          </table:table-cell>
          <table:table-cell office:value-type="float" office:value="592" table:style-name="ce14">
            <text:p>592</text:p>
          </table:table-cell>
          <table:table-cell office:value-type="float" office:value="591" table:style-name="ce14">
            <text:p>59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1778" table:style-name="ce14">
            <text:p>1.778</text:p>
          </table:table-cell>
          <table:table-cell office:value-type="float" office:value="1403" table:style-name="ce14">
            <text:p>1.403</text:p>
          </table:table-cell>
          <table:table-cell office:value-type="float" office:value="1514" table:style-name="ce14">
            <text:p>1.514</text:p>
          </table:table-cell>
          <table:table-cell office:value-type="float" office:value="1257" table:style-name="ce14">
            <text:p>1.257</text:p>
          </table:table-cell>
          <table:table-cell office:value-type="float" office:value="1221" table:style-name="ce15">
            <text:p>1221</text:p>
          </table:table-cell>
          <table:table-cell office:value-type="float" office:value="1037" table:style-name="ce15">
            <text:p>1037</text:p>
          </table:table-cell>
          <table:table-cell office:value-type="float" office:value="1141" table:style-name="ce14">
            <text:p>1.141</text:p>
          </table:table-cell>
          <table:table-cell office:value-type="float" office:value="1163" table:style-name="ce14">
            <text:p>1.163</text:p>
          </table:table-cell>
          <table:table-cell office:value-type="float" office:value="903" table:style-name="ce14">
            <text:p>903</text:p>
          </table:table-cell>
          <table:table-cell office:value-type="float" office:value="1047" table:style-name="ce14">
            <text:p>1.047</text:p>
          </table:table-cell>
          <table:table-cell office:value-type="float" office:value="886" table:style-name="ce14">
            <text:p>886</text:p>
          </table:table-cell>
          <table:table-cell office:value-type="float" office:value="962" table:style-name="ce14">
            <text:p>96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abertas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9" table:style-name="ce14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4">
            <text:p>8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7" table:style-name="ce14">
            <text:p>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39" table:style-name="ce14">
            <text:p>39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40" table:style-name="ce14">
            <text:p>40</text:p>
          </table:table-cell>
          <table:table-cell office:value-type="float" office:value="27" table:style-name="ce15">
            <text:p>27</text:p>
          </table:table-cell>
          <table:table-cell office:value-type="float" office:value="36" table:style-name="ce15">
            <text:p>36</text:p>
          </table:table-cell>
          <table:table-cell office:value-type="float" office:value="52" table:style-name="ce14">
            <text:p>52</text:p>
          </table:table-cell>
          <table:table-cell office:value-type="float" office:value="36" table:style-name="ce14">
            <text:p>36</text:p>
          </table:table-cell>
          <table:table-cell office:value-type="float" office:value="21" table:style-name="ce14">
            <text:p>21</text:p>
          </table:table-cell>
          <table:table-cell office:value-type="float" office:value="25" table:style-name="ce14">
            <text:p>25</text:p>
          </table:table-cell>
          <table:table-cell office:value-type="float" office:value="28" table:style-name="ce14">
            <text:p>28</text:p>
          </table:table-cell>
          <table:table-cell office:value-type="float" office:value="27" table:style-name="ce14">
            <text:p>2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abertas</text:p>
          </table:table-cell>
          <table:table-cell office:value-type="float" office:value="552" table:style-name="ce14">
            <text:p>552</text:p>
          </table:table-cell>
          <table:table-cell office:value-type="float" office:value="474" table:style-name="ce14">
            <text:p>474</text:p>
          </table:table-cell>
          <table:table-cell office:value-type="float" office:value="555" table:style-name="ce14">
            <text:p>555</text:p>
          </table:table-cell>
          <table:table-cell office:value-type="float" office:value="548" table:style-name="ce14">
            <text:p>548</text:p>
          </table:table-cell>
          <table:table-cell office:value-type="float" office:value="569" table:style-name="ce15">
            <text:p>569</text:p>
          </table:table-cell>
          <table:table-cell office:value-type="float" office:value="458" table:style-name="ce15">
            <text:p>458</text:p>
          </table:table-cell>
          <table:table-cell office:value-type="float" office:value="605" table:style-name="ce14">
            <text:p>605</text:p>
          </table:table-cell>
          <table:table-cell office:value-type="float" office:value="1046" table:style-name="ce14">
            <text:p>1.046</text:p>
          </table:table-cell>
          <table:table-cell office:value-type="float" office:value="576" table:style-name="ce14">
            <text:p>576</text:p>
          </table:table-cell>
          <table:table-cell office:value-type="float" office:value="921" table:style-name="ce14">
            <text:p>921</text:p>
          </table:table-cell>
          <table:table-cell office:value-type="float" office:value="1242" table:style-name="ce14">
            <text:p>1.242</text:p>
          </table:table-cell>
          <table:table-cell office:value-type="float" office:value="1098" table:style-name="ce14">
            <text:p>1.09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689" table:style-name="ce14">
            <text:p>689</text:p>
          </table:table-cell>
          <table:table-cell office:value-type="float" office:value="585" table:style-name="ce14">
            <text:p>585</text:p>
          </table:table-cell>
          <table:table-cell office:value-type="float" office:value="781" table:style-name="ce14">
            <text:p>781</text:p>
          </table:table-cell>
          <table:table-cell office:value-type="float" office:value="682" table:style-name="ce14">
            <text:p>682</text:p>
          </table:table-cell>
          <table:table-cell office:value-type="float" office:value="734" table:style-name="ce15">
            <text:p>734</text:p>
          </table:table-cell>
          <table:table-cell office:value-type="float" office:value="552" table:style-name="ce15">
            <text:p>552</text:p>
          </table:table-cell>
          <table:table-cell office:value-type="float" office:value="584" table:style-name="ce14">
            <text:p>584</text:p>
          </table:table-cell>
          <table:table-cell office:value-type="float" office:value="622" table:style-name="ce14">
            <text:p>622</text:p>
          </table:table-cell>
          <table:table-cell office:value-type="float" office:value="515" table:style-name="ce14">
            <text:p>515</text:p>
          </table:table-cell>
          <table:table-cell office:value-type="float" office:value="661" table:style-name="ce14">
            <text:p>661</text:p>
          </table:table-cell>
          <table:table-cell office:value-type="float" office:value="571" table:style-name="ce14">
            <text:p>571</text:p>
          </table:table-cell>
          <table:table-cell office:value-type="float" office:value="538" table:style-name="ce14">
            <text:p>538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524" table:style-name="ce14">
            <text:p>524</text:p>
          </table:table-cell>
          <table:table-cell office:value-type="float" office:value="472" table:style-name="ce14">
            <text:p>472</text:p>
          </table:table-cell>
          <table:table-cell office:value-type="float" office:value="514" table:style-name="ce14">
            <text:p>514</text:p>
          </table:table-cell>
          <table:table-cell office:value-type="float" office:value="550" table:style-name="ce14">
            <text:p>550</text:p>
          </table:table-cell>
          <table:table-cell office:value-type="float" office:value="482" table:style-name="ce15">
            <text:p>482</text:p>
          </table:table-cell>
          <table:table-cell office:value-type="float" office:value="394" table:style-name="ce15">
            <text:p>394</text:p>
          </table:table-cell>
          <table:table-cell office:value-type="float" office:value="460" table:style-name="ce14">
            <text:p>460</text:p>
          </table:table-cell>
          <table:table-cell office:value-type="float" office:value="590" table:style-name="ce14">
            <text:p>590</text:p>
          </table:table-cell>
          <table:table-cell office:value-type="float" office:value="514" table:style-name="ce14">
            <text:p>514</text:p>
          </table:table-cell>
          <table:table-cell office:value-type="float" office:value="580" table:style-name="ce14">
            <text:p>580</text:p>
          </table:table-cell>
          <table:table-cell office:value-type="float" office:value="897" table:style-name="ce14">
            <text:p>897</text:p>
          </table:table-cell>
          <table:table-cell office:value-type="float" office:value="923" table:style-name="ce14">
            <text:p>92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7413" table:style-name="ce14">
            <text:p>7.413</text:p>
          </table:table-cell>
          <table:table-cell office:value-type="float" office:value="6756" table:style-name="ce14">
            <text:p>6.756</text:p>
          </table:table-cell>
          <table:table-cell office:value-type="float" office:value="8046" table:style-name="ce14">
            <text:p>8.046</text:p>
          </table:table-cell>
          <table:table-cell office:value-type="float" office:value="7625" table:style-name="ce14">
            <text:p>7.625</text:p>
          </table:table-cell>
          <table:table-cell office:value-type="float" office:value="7850" table:style-name="ce15">
            <text:p>7850</text:p>
          </table:table-cell>
          <table:table-cell office:value-type="float" office:value="7271" table:style-name="ce15">
            <text:p>7271</text:p>
          </table:table-cell>
          <table:table-cell office:value-type="float" office:value="8078" table:style-name="ce14">
            <text:p>8.078</text:p>
          </table:table-cell>
          <table:table-cell office:value-type="float" office:value="8425" table:style-name="ce14">
            <text:p>8.425</text:p>
          </table:table-cell>
          <table:table-cell office:value-type="float" office:value="7856" table:style-name="ce14">
            <text:p>7.856</text:p>
          </table:table-cell>
          <table:table-cell office:value-type="float" office:value="8588" table:style-name="ce14">
            <text:p>8.588</text:p>
          </table:table-cell>
          <table:table-cell office:value-type="float" office:value="8604" table:style-name="ce14">
            <text:p>8.604</text:p>
          </table:table-cell>
          <table:table-cell office:value-type="float" office:value="8510" table:style-name="ce14">
            <text:p>8.51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17239" table:style-name="ce14">
            <text:p>17.239</text:p>
          </table:table-cell>
          <table:table-cell office:value-type="float" office:value="14539" table:style-name="ce14">
            <text:p>14.539</text:p>
          </table:table-cell>
          <table:table-cell office:value-type="float" office:value="16329" table:style-name="ce14">
            <text:p>16.329</text:p>
          </table:table-cell>
          <table:table-cell office:value-type="float" office:value="14861" table:style-name="ce14">
            <text:p>14.861</text:p>
          </table:table-cell>
          <table:table-cell office:value-type="float" office:value="14156" table:style-name="ce15">
            <text:p>14156</text:p>
          </table:table-cell>
          <table:table-cell office:value-type="float" office:value="12848" table:style-name="ce15">
            <text:p>12848</text:p>
          </table:table-cell>
          <table:table-cell office:value-type="float" office:value="13045" table:style-name="ce14">
            <text:p>13.045</text:p>
          </table:table-cell>
          <table:table-cell office:value-type="float" office:value="13445" table:style-name="ce14">
            <text:p>13.445</text:p>
          </table:table-cell>
          <table:table-cell office:value-type="float" office:value="10592" table:style-name="ce14">
            <text:p>10.592</text:p>
          </table:table-cell>
          <table:table-cell office:value-type="float" office:value="12187" table:style-name="ce14">
            <text:p>12.187</text:p>
          </table:table-cell>
          <table:table-cell office:value-type="float" office:value="11232" table:style-name="ce14">
            <text:p>11.232</text:p>
          </table:table-cell>
          <table:table-cell office:value-type="float" office:value="10559" table:style-name="ce14">
            <text:p>10.55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</text:p>
          </table:table-cell>
          <table:table-cell office:value-type="float" office:value="39" table:style-name="ce14">
            <text:p>39</text:p>
          </table:table-cell>
          <table:table-cell office:value-type="float" office:value="49" table:style-name="ce14">
            <text:p>49</text:p>
          </table:table-cell>
          <table:table-cell office:value-type="float" office:value="47" table:style-name="ce14">
            <text:p>47</text:p>
          </table:table-cell>
          <table:table-cell office:value-type="float" office:value="41" table:style-name="ce14">
            <text:p>41</text:p>
          </table:table-cell>
          <table:table-cell office:value-type="float" office:value="36" table:style-name="ce15">
            <text:p>36</text:p>
          </table:table-cell>
          <table:table-cell office:value-type="float" office:value="41" table:style-name="ce15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32" table:style-name="ce14">
            <text:p>32</text:p>
          </table:table-cell>
          <table:table-cell office:value-type="float" office:value="46" table:style-name="ce14">
            <text:p>46</text:p>
          </table:table-cell>
          <table:table-cell office:value-type="float" office:value="56" table:style-name="ce14">
            <text:p>56</text:p>
          </table:table-cell>
          <table:table-cell office:value-type="float" office:value="45" table:style-name="ce14">
            <text:p>45</text:p>
          </table:table-cell>
          <table:table-cell office:value-type="float" office:value="34" table:style-name="ce14">
            <text:p>3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1112" table:style-name="ce14">
            <text:p>1.112</text:p>
          </table:table-cell>
          <table:table-cell office:value-type="float" office:value="828" table:style-name="ce14">
            <text:p>828</text:p>
          </table:table-cell>
          <table:table-cell office:value-type="float" office:value="907" table:style-name="ce14">
            <text:p>907</text:p>
          </table:table-cell>
          <table:table-cell office:value-type="float" office:value="879" table:style-name="ce14">
            <text:p>879</text:p>
          </table:table-cell>
          <table:table-cell office:value-type="float" office:value="981" table:style-name="ce15">
            <text:p>981</text:p>
          </table:table-cell>
          <table:table-cell office:value-type="float" office:value="925" table:style-name="ce15">
            <text:p>925</text:p>
          </table:table-cell>
          <table:table-cell office:value-type="float" office:value="1165" table:style-name="ce14">
            <text:p>1.165</text:p>
          </table:table-cell>
          <table:table-cell office:value-type="float" office:value="1248" table:style-name="ce14">
            <text:p>1.248</text:p>
          </table:table-cell>
          <table:table-cell office:value-type="float" office:value="960" table:style-name="ce14">
            <text:p>960</text:p>
          </table:table-cell>
          <table:table-cell office:value-type="float" office:value="1040" table:style-name="ce14">
            <text:p>1.040</text:p>
          </table:table-cell>
          <table:table-cell office:value-type="float" office:value="935" table:style-name="ce14">
            <text:p>935</text:p>
          </table:table-cell>
          <table:table-cell office:value-type="float" office:value="895" table:style-name="ce14">
            <text:p>89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</text:p>
          </table:table-cell>
          <table:table-cell office:value-type="float" office:value="3213" table:style-name="ce14">
            <text:p>3.213</text:p>
          </table:table-cell>
          <table:table-cell office:value-type="float" office:value="3285" table:style-name="ce14">
            <text:p>3.285</text:p>
          </table:table-cell>
          <table:table-cell office:value-type="float" office:value="3803" table:style-name="ce14">
            <text:p>3.803</text:p>
          </table:table-cell>
          <table:table-cell office:value-type="float" office:value="4065" table:style-name="ce14">
            <text:p>4.065</text:p>
          </table:table-cell>
          <table:table-cell office:value-type="float" office:value="3604" table:style-name="ce15">
            <text:p>3604</text:p>
          </table:table-cell>
          <table:table-cell office:value-type="float" office:value="3052" table:style-name="ce15">
            <text:p>3052</text:p>
          </table:table-cell>
          <table:table-cell office:value-type="float" office:value="3981" table:style-name="ce14">
            <text:p>3.981</text:p>
          </table:table-cell>
          <table:table-cell office:value-type="float" office:value="5655" table:style-name="ce14">
            <text:p>5.655</text:p>
          </table:table-cell>
          <table:table-cell office:value-type="float" office:value="9573" table:style-name="ce14">
            <text:p>9.573</text:p>
          </table:table-cell>
          <table:table-cell office:value-type="float" office:value="7351" table:style-name="ce14">
            <text:p>7.351</text:p>
          </table:table-cell>
          <table:table-cell office:value-type="float" office:value="6822" table:style-name="ce14">
            <text:p>6.822</text:p>
          </table:table-cell>
          <table:table-cell office:value-type="float" office:value="6715" table:style-name="ce14">
            <text:p>6.71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12184" table:style-name="ce14">
            <text:p>12.184</text:p>
          </table:table-cell>
          <table:table-cell office:value-type="float" office:value="10786" table:style-name="ce14">
            <text:p>10.786</text:p>
          </table:table-cell>
          <table:table-cell office:value-type="float" office:value="13515" table:style-name="ce14">
            <text:p>13.515</text:p>
          </table:table-cell>
          <table:table-cell office:value-type="float" office:value="12163" table:style-name="ce14">
            <text:p>12.163</text:p>
          </table:table-cell>
          <table:table-cell office:value-type="float" office:value="12025" table:style-name="ce15">
            <text:p>12025</text:p>
          </table:table-cell>
          <table:table-cell office:value-type="float" office:value="10569" table:style-name="ce15">
            <text:p>10569</text:p>
          </table:table-cell>
          <table:table-cell office:value-type="float" office:value="11147" table:style-name="ce14">
            <text:p>11.147</text:p>
          </table:table-cell>
          <table:table-cell office:value-type="float" office:value="11094" table:style-name="ce14">
            <text:p>11.094</text:p>
          </table:table-cell>
          <table:table-cell office:value-type="float" office:value="10987" table:style-name="ce14">
            <text:p>10.987</text:p>
          </table:table-cell>
          <table:table-cell office:value-type="float" office:value="12070" table:style-name="ce14">
            <text:p>12.070</text:p>
          </table:table-cell>
          <table:table-cell office:value-type="float" office:value="10761" table:style-name="ce14">
            <text:p>10.761</text:p>
          </table:table-cell>
          <table:table-cell office:value-type="float" office:value="10385" table:style-name="ce14">
            <text:p>10.385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182" table:style-name="ce14">
            <text:p>1.182</text:p>
          </table:table-cell>
          <table:table-cell office:value-type="float" office:value="1251" table:style-name="ce14">
            <text:p>1.251</text:p>
          </table:table-cell>
          <table:table-cell office:value-type="float" office:value="1359" table:style-name="ce14">
            <text:p>1.359</text:p>
          </table:table-cell>
          <table:table-cell office:value-type="float" office:value="1509" table:style-name="ce14">
            <text:p>1.509</text:p>
          </table:table-cell>
          <table:table-cell office:value-type="float" office:value="1536" table:style-name="ce15">
            <text:p>1536</text:p>
          </table:table-cell>
          <table:table-cell office:value-type="float" office:value="1546" table:style-name="ce15">
            <text:p>1546</text:p>
          </table:table-cell>
          <table:table-cell office:value-type="float" office:value="1426" table:style-name="ce14">
            <text:p>1.426</text:p>
          </table:table-cell>
          <table:table-cell office:value-type="float" office:value="1336" table:style-name="ce14">
            <text:p>1.336</text:p>
          </table:table-cell>
          <table:table-cell office:value-type="float" office:value="1444" table:style-name="ce14">
            <text:p>1.444</text:p>
          </table:table-cell>
          <table:table-cell office:value-type="float" office:value="1564" table:style-name="ce14">
            <text:p>1.564</text:p>
          </table:table-cell>
          <table:table-cell office:value-type="float" office:value="1684" table:style-name="ce14">
            <text:p>1.684</text:p>
          </table:table-cell>
          <table:table-cell office:value-type="float" office:value="1991" table:style-name="ce14">
            <text:p>1.99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1252" table:style-name="ce14">
            <text:p>21.252</text:p>
          </table:table-cell>
          <table:table-cell office:value-type="float" office:value="21013" table:style-name="ce14">
            <text:p>21.013</text:p>
          </table:table-cell>
          <table:table-cell office:value-type="float" office:value="20631" table:style-name="ce14">
            <text:p>20.631</text:p>
          </table:table-cell>
          <table:table-cell office:value-type="float" office:value="22214" table:style-name="ce14">
            <text:p>22.214</text:p>
          </table:table-cell>
          <table:table-cell office:value-type="float" office:value="22473" table:style-name="ce15">
            <text:p>22473</text:p>
          </table:table-cell>
          <table:table-cell office:value-type="float" office:value="23563" table:style-name="ce15">
            <text:p>23563</text:p>
          </table:table-cell>
          <table:table-cell office:value-type="float" office:value="22821" table:style-name="ce14">
            <text:p>22.821</text:p>
          </table:table-cell>
          <table:table-cell office:value-type="float" office:value="23224" table:style-name="ce14">
            <text:p>23.224</text:p>
          </table:table-cell>
          <table:table-cell office:value-type="float" office:value="23786" table:style-name="ce14">
            <text:p>23.786</text:p>
          </table:table-cell>
          <table:table-cell office:value-type="float" office:value="24363" table:style-name="ce14">
            <text:p>24.363</text:p>
          </table:table-cell>
          <table:table-cell office:value-type="float" office:value="24882" table:style-name="ce14">
            <text:p>24.882</text:p>
          </table:table-cell>
          <table:table-cell office:value-type="float" office:value="25056" table:style-name="ce14">
            <text:p>25.05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49966" table:style-name="ce14">
            <text:p>49.966</text:p>
          </table:table-cell>
          <table:table-cell office:value-type="float" office:value="48113" table:style-name="ce14">
            <text:p>48.113</text:p>
          </table:table-cell>
          <table:table-cell office:value-type="float" office:value="46527" table:style-name="ce14">
            <text:p>46.527</text:p>
          </table:table-cell>
          <table:table-cell office:value-type="float" office:value="48106" table:style-name="ce14">
            <text:p>48.106</text:p>
          </table:table-cell>
          <table:table-cell office:value-type="float" office:value="45748" table:style-name="ce15">
            <text:p>45748</text:p>
          </table:table-cell>
          <table:table-cell office:value-type="float" office:value="45362" table:style-name="ce15">
            <text:p>45362</text:p>
          </table:table-cell>
          <table:table-cell office:value-type="float" office:value="41884" table:style-name="ce14">
            <text:p>41.884</text:p>
          </table:table-cell>
          <table:table-cell office:value-type="float" office:value="40055" table:style-name="ce14">
            <text:p>40.055</text:p>
          </table:table-cell>
          <table:table-cell office:value-type="float" office:value="39339" table:style-name="ce14">
            <text:p>39.339</text:p>
          </table:table-cell>
          <table:table-cell office:value-type="float" office:value="37083" table:style-name="ce14">
            <text:p>37.083</text:p>
          </table:table-cell>
          <table:table-cell office:value-type="float" office:value="36225" table:style-name="ce14">
            <text:p>36.225</text:p>
          </table:table-cell>
          <table:table-cell office:value-type="float" office:value="34016" table:style-name="ce14">
            <text:p>34.01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99" table:style-name="ce14">
            <text:p>199</text:p>
          </table:table-cell>
          <table:table-cell office:value-type="float" office:value="172" table:style-name="ce14">
            <text:p>172</text:p>
          </table:table-cell>
          <table:table-cell office:value-type="float" office:value="169" table:style-name="ce14">
            <text:p>169</text:p>
          </table:table-cell>
          <table:table-cell office:value-type="float" office:value="135" table:style-name="ce14">
            <text:p>135</text:p>
          </table:table-cell>
          <table:table-cell office:value-type="float" office:value="138" table:style-name="ce15">
            <text:p>138</text:p>
          </table:table-cell>
          <table:table-cell office:value-type="float" office:value="125" table:style-name="ce15">
            <text:p>125</text:p>
          </table:table-cell>
          <table:table-cell office:value-type="float" office:value="119" table:style-name="ce14">
            <text:p>119</text:p>
          </table:table-cell>
          <table:table-cell office:value-type="float" office:value="114" table:style-name="ce14">
            <text:p>114</text:p>
          </table:table-cell>
          <table:table-cell office:value-type="float" office:value="110" table:style-name="ce14">
            <text:p>110</text:p>
          </table:table-cell>
          <table:table-cell office:value-type="float" office:value="115" table:style-name="ce14">
            <text:p>115</text:p>
          </table:table-cell>
          <table:table-cell office:value-type="float" office:value="134" table:style-name="ce14">
            <text:p>134</text:p>
          </table:table-cell>
          <table:table-cell office:value-type="float" office:value="147" table:style-name="ce14">
            <text:p>1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2800" table:style-name="ce14">
            <text:p>2.800</text:p>
          </table:table-cell>
          <table:table-cell office:value-type="float" office:value="2911" table:style-name="ce14">
            <text:p>2.911</text:p>
          </table:table-cell>
          <table:table-cell office:value-type="float" office:value="2854" table:style-name="ce14">
            <text:p>2.854</text:p>
          </table:table-cell>
          <table:table-cell office:value-type="float" office:value="2843" table:style-name="ce14">
            <text:p>2.843</text:p>
          </table:table-cell>
          <table:table-cell office:value-type="float" office:value="2614" table:style-name="ce15">
            <text:p>2614</text:p>
          </table:table-cell>
          <table:table-cell office:value-type="float" office:value="2768" table:style-name="ce15">
            <text:p>2768</text:p>
          </table:table-cell>
          <table:table-cell office:value-type="float" office:value="2785" table:style-name="ce14">
            <text:p>2.785</text:p>
          </table:table-cell>
          <table:table-cell office:value-type="float" office:value="3069" table:style-name="ce14">
            <text:p>3.069</text:p>
          </table:table-cell>
          <table:table-cell office:value-type="float" office:value="3337" table:style-name="ce14">
            <text:p>3.337</text:p>
          </table:table-cell>
          <table:table-cell office:value-type="float" office:value="3374" table:style-name="ce14">
            <text:p>3.374</text:p>
          </table:table-cell>
          <table:table-cell office:value-type="float" office:value="3249" table:style-name="ce14">
            <text:p>3.249</text:p>
          </table:table-cell>
          <table:table-cell office:value-type="float" office:value="2937" table:style-name="ce14">
            <text:p>2.93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8755" table:style-name="ce14">
            <text:p>8.755</text:p>
          </table:table-cell>
          <table:table-cell office:value-type="float" office:value="9450" table:style-name="ce14">
            <text:p>9.450</text:p>
          </table:table-cell>
          <table:table-cell office:value-type="float" office:value="9594" table:style-name="ce14">
            <text:p>9.594</text:p>
          </table:table-cell>
          <table:table-cell office:value-type="float" office:value="10303" table:style-name="ce14">
            <text:p>10.303</text:p>
          </table:table-cell>
          <table:table-cell office:value-type="float" office:value="11160" table:style-name="ce15">
            <text:p>11160</text:p>
          </table:table-cell>
          <table:table-cell office:value-type="float" office:value="11476" table:style-name="ce15">
            <text:p>11476</text:p>
          </table:table-cell>
          <table:table-cell office:value-type="float" office:value="10725" table:style-name="ce14">
            <text:p>10.725</text:p>
          </table:table-cell>
          <table:table-cell office:value-type="float" office:value="10637" table:style-name="ce14">
            <text:p>10.637</text:p>
          </table:table-cell>
          <table:table-cell office:value-type="float" office:value="12688" table:style-name="ce14">
            <text:p>12.688</text:p>
          </table:table-cell>
          <table:table-cell office:value-type="float" office:value="19206" table:style-name="ce14">
            <text:p>19.206</text:p>
          </table:table-cell>
          <table:table-cell office:value-type="float" office:value="22574" table:style-name="ce14">
            <text:p>22.574</text:p>
          </table:table-cell>
          <table:table-cell office:value-type="float" office:value="23741" table:style-name="ce14">
            <text:p>23.74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3207" table:style-name="ce14">
            <text:p>33.207</text:p>
          </table:table-cell>
          <table:table-cell office:value-type="float" office:value="33657" table:style-name="ce14">
            <text:p>33.657</text:p>
          </table:table-cell>
          <table:table-cell office:value-type="float" office:value="33308" table:style-name="ce14">
            <text:p>33.308</text:p>
          </table:table-cell>
          <table:table-cell office:value-type="float" office:value="36492" table:style-name="ce14">
            <text:p>36.492</text:p>
          </table:table-cell>
          <table:table-cell office:value-type="float" office:value="36519" table:style-name="ce15">
            <text:p>36519</text:p>
          </table:table-cell>
          <table:table-cell office:value-type="float" office:value="37930" table:style-name="ce15">
            <text:p>37930</text:p>
          </table:table-cell>
          <table:table-cell office:value-type="float" office:value="34952" table:style-name="ce14">
            <text:p>34.952</text:p>
          </table:table-cell>
          <table:table-cell office:value-type="float" office:value="33824" table:style-name="ce14">
            <text:p>33.824</text:p>
          </table:table-cell>
          <table:table-cell office:value-type="float" office:value="32828" table:style-name="ce14">
            <text:p>32.828</text:p>
          </table:table-cell>
          <table:table-cell office:value-type="float" office:value="33247" table:style-name="ce14">
            <text:p>33.247</text:p>
          </table:table-cell>
          <table:table-cell office:value-type="float" office:value="34172" table:style-name="ce14">
            <text:p>34.172</text:p>
          </table:table-cell>
          <table:table-cell office:value-type="float" office:value="33844" table:style-name="ce14">
            <text:p>33.844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523" table:style-name="ce14">
            <text:p>523</text:p>
          </table:table-cell>
          <table:table-cell office:value-type="float" office:value="472" table:style-name="ce14">
            <text:p>472</text:p>
          </table:table-cell>
          <table:table-cell office:value-type="float" office:value="514" table:style-name="ce14">
            <text:p>514</text:p>
          </table:table-cell>
          <table:table-cell office:value-type="float" office:value="550" table:style-name="ce14">
            <text:p>550</text:p>
          </table:table-cell>
          <table:table-cell office:value-type="float" office:value="482" table:style-name="ce15">
            <text:p>482</text:p>
          </table:table-cell>
          <table:table-cell office:value-type="float" office:value="394" table:style-name="ce15">
            <text:p>394</text:p>
          </table:table-cell>
          <table:table-cell office:value-type="float" office:value="460" table:style-name="ce14">
            <text:p>460</text:p>
          </table:table-cell>
          <table:table-cell office:value-type="float" office:value="590" table:style-name="ce14">
            <text:p>590</text:p>
          </table:table-cell>
          <table:table-cell office:value-type="float" office:value="514" table:style-name="ce14">
            <text:p>514</text:p>
          </table:table-cell>
          <table:table-cell office:value-type="float" office:value="580" table:style-name="ce14">
            <text:p>580</text:p>
          </table:table-cell>
          <table:table-cell office:value-type="float" office:value="897" table:style-name="ce14">
            <text:p>897</text:p>
          </table:table-cell>
          <table:table-cell office:value-type="float" office:value="923" table:style-name="ce14">
            <text:p>92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7400" table:style-name="ce14">
            <text:p>7.400</text:p>
          </table:table-cell>
          <table:table-cell office:value-type="float" office:value="6742" table:style-name="ce14">
            <text:p>6.742</text:p>
          </table:table-cell>
          <table:table-cell office:value-type="float" office:value="8009" table:style-name="ce14">
            <text:p>8.009</text:p>
          </table:table-cell>
          <table:table-cell office:value-type="float" office:value="7606" table:style-name="ce14">
            <text:p>7.606</text:p>
          </table:table-cell>
          <table:table-cell office:value-type="float" office:value="7610" table:style-name="ce15">
            <text:p>7610</text:p>
          </table:table-cell>
          <table:table-cell office:value-type="float" office:value="7087" table:style-name="ce15">
            <text:p>7087</text:p>
          </table:table-cell>
          <table:table-cell office:value-type="float" office:value="7762" table:style-name="ce14">
            <text:p>7.762</text:p>
          </table:table-cell>
          <table:table-cell office:value-type="float" office:value="8002" table:style-name="ce14">
            <text:p>8.002</text:p>
          </table:table-cell>
          <table:table-cell office:value-type="float" office:value="7335" table:style-name="ce14">
            <text:p>7.335</text:p>
          </table:table-cell>
          <table:table-cell office:value-type="float" office:value="8039" table:style-name="ce14">
            <text:p>8.039</text:p>
          </table:table-cell>
          <table:table-cell office:value-type="float" office:value="8015" table:style-name="ce14">
            <text:p>8.015</text:p>
          </table:table-cell>
          <table:table-cell office:value-type="float" office:value="7899" table:style-name="ce14">
            <text:p>7.89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17137" table:style-name="ce14">
            <text:p>17.137</text:p>
          </table:table-cell>
          <table:table-cell office:value-type="float" office:value="14401" table:style-name="ce14">
            <text:p>14.401</text:p>
          </table:table-cell>
          <table:table-cell office:value-type="float" office:value="16209" table:style-name="ce14">
            <text:p>16.209</text:p>
          </table:table-cell>
          <table:table-cell office:value-type="float" office:value="14752" table:style-name="ce14">
            <text:p>14.752</text:p>
          </table:table-cell>
          <table:table-cell office:value-type="float" office:value="14036" table:style-name="ce15">
            <text:p>14036</text:p>
          </table:table-cell>
          <table:table-cell office:value-type="float" office:value="12438" table:style-name="ce15">
            <text:p>12438</text:p>
          </table:table-cell>
          <table:table-cell office:value-type="float" office:value="12530" table:style-name="ce14">
            <text:p>12.530</text:p>
          </table:table-cell>
          <table:table-cell office:value-type="float" office:value="12798" table:style-name="ce14">
            <text:p>12.798</text:p>
          </table:table-cell>
          <table:table-cell office:value-type="float" office:value="10270" table:style-name="ce14">
            <text:p>10.270</text:p>
          </table:table-cell>
          <table:table-cell office:value-type="float" office:value="11970" table:style-name="ce14">
            <text:p>11.970</text:p>
          </table:table-cell>
          <table:table-cell office:value-type="float" office:value="11191" table:style-name="ce14">
            <text:p>11.191</text:p>
          </table:table-cell>
          <table:table-cell office:value-type="float" office:value="10255" table:style-name="ce14">
            <text:p>10.25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Respondidas</text:p>
          </table:table-cell>
          <table:table-cell office:value-type="float" office:value="34" table:style-name="ce14">
            <text:p>34</text:p>
          </table:table-cell>
          <table:table-cell office:value-type="float" office:value="46" table:style-name="ce14">
            <text:p>46</text:p>
          </table:table-cell>
          <table:table-cell office:value-type="float" office:value="42" table:style-name="ce14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36" table:style-name="ce15">
            <text:p>36</text:p>
          </table:table-cell>
          <table:table-cell office:value-type="float" office:value="39" table:style-name="ce15">
            <text:p>39</text:p>
          </table:table-cell>
          <table:table-cell office:value-type="float" office:value="37" table:style-name="ce14">
            <text:p>37</text:p>
          </table:table-cell>
          <table:table-cell office:value-type="float" office:value="31" table:style-name="ce14">
            <text:p>31</text:p>
          </table:table-cell>
          <table:table-cell office:value-type="float" office:value="42" table:style-name="ce14">
            <text:p>42</text:p>
          </table:table-cell>
          <table:table-cell office:value-type="float" office:value="53" table:style-name="ce14">
            <text:p>53</text:p>
          </table:table-cell>
          <table:table-cell office:value-type="float" office:value="43" table:style-name="ce14">
            <text:p>43</text:p>
          </table:table-cell>
          <table:table-cell office:value-type="float" office:value="29" table:style-name="ce14">
            <text:p>2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1110" table:style-name="ce14">
            <text:p>1.110</text:p>
          </table:table-cell>
          <table:table-cell office:value-type="float" office:value="824" table:style-name="ce14">
            <text:p>824</text:p>
          </table:table-cell>
          <table:table-cell office:value-type="float" office:value="905" table:style-name="ce14">
            <text:p>905</text:p>
          </table:table-cell>
          <table:table-cell office:value-type="float" office:value="879" table:style-name="ce14">
            <text:p>879</text:p>
          </table:table-cell>
          <table:table-cell office:value-type="float" office:value="980" table:style-name="ce15">
            <text:p>980</text:p>
          </table:table-cell>
          <table:table-cell office:value-type="float" office:value="921" table:style-name="ce15">
            <text:p>921</text:p>
          </table:table-cell>
          <table:table-cell office:value-type="float" office:value="1165" table:style-name="ce14">
            <text:p>1.165</text:p>
          </table:table-cell>
          <table:table-cell office:value-type="float" office:value="1248" table:style-name="ce14">
            <text:p>1.248</text:p>
          </table:table-cell>
          <table:table-cell office:value-type="float" office:value="960" table:style-name="ce14">
            <text:p>960</text:p>
          </table:table-cell>
          <table:table-cell office:value-type="float" office:value="1040" table:style-name="ce14">
            <text:p>1.040</text:p>
          </table:table-cell>
          <table:table-cell office:value-type="float" office:value="931" table:style-name="ce14">
            <text:p>931</text:p>
          </table:table-cell>
          <table:table-cell office:value-type="float" office:value="895" table:style-name="ce14">
            <text:p>89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Respondidas</text:p>
          </table:table-cell>
          <table:table-cell office:value-type="float" office:value="3212" table:style-name="ce14">
            <text:p>3.212</text:p>
          </table:table-cell>
          <table:table-cell office:value-type="float" office:value="3284" table:style-name="ce14">
            <text:p>3.284</text:p>
          </table:table-cell>
          <table:table-cell office:value-type="float" office:value="3802" table:style-name="ce14">
            <text:p>3.802</text:p>
          </table:table-cell>
          <table:table-cell office:value-type="float" office:value="4059" table:style-name="ce14">
            <text:p>4.059</text:p>
          </table:table-cell>
          <table:table-cell office:value-type="float" office:value="3603" table:style-name="ce15">
            <text:p>3603</text:p>
          </table:table-cell>
          <table:table-cell office:value-type="float" office:value="3051" table:style-name="ce15">
            <text:p>3051</text:p>
          </table:table-cell>
          <table:table-cell office:value-type="float" office:value="3979" table:style-name="ce14">
            <text:p>3.979</text:p>
          </table:table-cell>
          <table:table-cell office:value-type="float" office:value="4666" table:style-name="ce14">
            <text:p>4.666</text:p>
          </table:table-cell>
          <table:table-cell office:value-type="float" office:value="3278" table:style-name="ce14">
            <text:p>3.278</text:p>
          </table:table-cell>
          <table:table-cell office:value-type="float" office:value="5728" table:style-name="ce14">
            <text:p>5.728</text:p>
          </table:table-cell>
          <table:table-cell office:value-type="float" office:value="6799" table:style-name="ce14">
            <text:p>6.799</text:p>
          </table:table-cell>
          <table:table-cell office:value-type="float" office:value="6715" table:style-name="ce14">
            <text:p>6.71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12178" table:style-name="ce14">
            <text:p>12.178</text:p>
          </table:table-cell>
          <table:table-cell office:value-type="float" office:value="10774" table:style-name="ce14">
            <text:p>10.774</text:p>
          </table:table-cell>
          <table:table-cell office:value-type="float" office:value="13503" table:style-name="ce14">
            <text:p>13.503</text:p>
          </table:table-cell>
          <table:table-cell office:value-type="float" office:value="12162" table:style-name="ce14">
            <text:p>12.162</text:p>
          </table:table-cell>
          <table:table-cell office:value-type="float" office:value="12020" table:style-name="ce15">
            <text:p>12020</text:p>
          </table:table-cell>
          <table:table-cell office:value-type="float" office:value="10569" table:style-name="ce15">
            <text:p>10569</text:p>
          </table:table-cell>
          <table:table-cell office:value-type="float" office:value="11145" table:style-name="ce14">
            <text:p>11.145</text:p>
          </table:table-cell>
          <table:table-cell office:value-type="float" office:value="11089" table:style-name="ce14">
            <text:p>11.089</text:p>
          </table:table-cell>
          <table:table-cell office:value-type="float" office:value="10979" table:style-name="ce14">
            <text:p>10.979</text:p>
          </table:table-cell>
          <table:table-cell office:value-type="float" office:value="12063" table:style-name="ce14">
            <text:p>12.063</text:p>
          </table:table-cell>
          <table:table-cell office:value-type="float" office:value="10756" table:style-name="ce14">
            <text:p>10.756</text:p>
          </table:table-cell>
          <table:table-cell office:value-type="float" office:value="10384" table:style-name="ce14">
            <text:p>10.384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50" table:style-name="ce14">
            <text:p>450</text:p>
          </table:table-cell>
          <table:table-cell office:value-type="float" office:value="403" table:style-name="ce14">
            <text:p>403</text:p>
          </table:table-cell>
          <table:table-cell office:value-type="float" office:value="446" table:style-name="ce14">
            <text:p>446</text:p>
          </table:table-cell>
          <table:table-cell office:value-type="float" office:value="479" table:style-name="ce14">
            <text:p>479</text:p>
          </table:table-cell>
          <table:table-cell office:value-type="float" office:value="440" table:style-name="ce15">
            <text:p>440</text:p>
          </table:table-cell>
          <table:table-cell office:value-type="float" office:value="355" table:style-name="ce15">
            <text:p>355</text:p>
          </table:table-cell>
          <table:table-cell office:value-type="float" office:value="410" table:style-name="ce14">
            <text:p>410</text:p>
          </table:table-cell>
          <table:table-cell office:value-type="float" office:value="511" table:style-name="ce14">
            <text:p>511</text:p>
          </table:table-cell>
          <table:table-cell office:value-type="float" office:value="462" table:style-name="ce14">
            <text:p>462</text:p>
          </table:table-cell>
          <table:table-cell office:value-type="float" office:value="518" table:style-name="ce14">
            <text:p>518</text:p>
          </table:table-cell>
          <table:table-cell office:value-type="float" office:value="766" table:style-name="ce14">
            <text:p>766</text:p>
          </table:table-cell>
          <table:table-cell office:value-type="float" office:value="738" table:style-name="ce14">
            <text:p>7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6368" table:style-name="ce14">
            <text:p>6.368</text:p>
          </table:table-cell>
          <table:table-cell office:value-type="float" office:value="5777" table:style-name="ce14">
            <text:p>5.777</text:p>
          </table:table-cell>
          <table:table-cell office:value-type="float" office:value="6905" table:style-name="ce14">
            <text:p>6.905</text:p>
          </table:table-cell>
          <table:table-cell office:value-type="float" office:value="6516" table:style-name="ce14">
            <text:p>6.516</text:p>
          </table:table-cell>
          <table:table-cell office:value-type="float" office:value="6771" table:style-name="ce15">
            <text:p>6771</text:p>
          </table:table-cell>
          <table:table-cell office:value-type="float" office:value="6260" table:style-name="ce15">
            <text:p>6260</text:p>
          </table:table-cell>
          <table:table-cell office:value-type="float" office:value="6982" table:style-name="ce14">
            <text:p>6.982</text:p>
          </table:table-cell>
          <table:table-cell office:value-type="float" office:value="7286" table:style-name="ce14">
            <text:p>7.286</text:p>
          </table:table-cell>
          <table:table-cell office:value-type="float" office:value="6773" table:style-name="ce14">
            <text:p>6.773</text:p>
          </table:table-cell>
          <table:table-cell office:value-type="float" office:value="7405" table:style-name="ce14">
            <text:p>7.405</text:p>
          </table:table-cell>
          <table:table-cell office:value-type="float" office:value="7375" table:style-name="ce14">
            <text:p>7.375</text:p>
          </table:table-cell>
          <table:table-cell office:value-type="float" office:value="7283" table:style-name="ce14">
            <text:p>7.28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4837" table:style-name="ce14">
            <text:p>14.837</text:p>
          </table:table-cell>
          <table:table-cell office:value-type="float" office:value="12490" table:style-name="ce14">
            <text:p>12.490</text:p>
          </table:table-cell>
          <table:table-cell office:value-type="float" office:value="14093" table:style-name="ce14">
            <text:p>14.093</text:p>
          </table:table-cell>
          <table:table-cell office:value-type="float" office:value="12890" table:style-name="ce14">
            <text:p>12.890</text:p>
          </table:table-cell>
          <table:table-cell office:value-type="float" office:value="12217" table:style-name="ce15">
            <text:p>12217</text:p>
          </table:table-cell>
          <table:table-cell office:value-type="float" office:value="11179" table:style-name="ce15">
            <text:p>11179</text:p>
          </table:table-cell>
          <table:table-cell office:value-type="float" office:value="11201" table:style-name="ce14">
            <text:p>11.201</text:p>
          </table:table-cell>
          <table:table-cell office:value-type="float" office:value="11567" table:style-name="ce14">
            <text:p>11.567</text:p>
          </table:table-cell>
          <table:table-cell office:value-type="float" office:value="9133" table:style-name="ce14">
            <text:p>9.133</text:p>
          </table:table-cell>
          <table:table-cell office:value-type="float" office:value="10485" table:style-name="ce14">
            <text:p>10.485</text:p>
          </table:table-cell>
          <table:table-cell office:value-type="float" office:value="9541" table:style-name="ce14">
            <text:p>9.541</text:p>
          </table:table-cell>
          <table:table-cell office:value-type="float" office:value="8984" table:style-name="ce14">
            <text:p>8.98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6" table:style-name="ce14">
            <text:p>26</text:p>
          </table:table-cell>
          <table:table-cell office:value-type="float" office:value="27" table:style-name="ce14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36" table:style-name="ce14">
            <text:p>36</text:p>
          </table:table-cell>
          <table:table-cell office:value-type="float" office:value="29" table:style-name="ce15">
            <text:p>29</text:p>
          </table:table-cell>
          <table:table-cell office:value-type="float" office:value="34" table:style-name="ce15">
            <text:p>34</text:p>
          </table:table-cell>
          <table:table-cell office:value-type="float" office:value="29" table:style-name="ce14">
            <text:p>29</text:p>
          </table:table-cell>
          <table:table-cell office:value-type="float" office:value="25" table:style-name="ce14">
            <text:p>25</text:p>
          </table:table-cell>
          <table:table-cell office:value-type="float" office:value="32" table:style-name="ce14">
            <text:p>32</text:p>
          </table:table-cell>
          <table:table-cell office:value-type="float" office:value="39" table:style-name="ce14">
            <text:p>39</text:p>
          </table:table-cell>
          <table:table-cell office:value-type="float" office:value="28" table:style-name="ce14">
            <text:p>28</text:p>
          </table:table-cell>
          <table:table-cell office:value-type="float" office:value="18" table:style-name="ce14">
            <text:p>1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972" table:style-name="ce14">
            <text:p>972</text:p>
          </table:table-cell>
          <table:table-cell office:value-type="float" office:value="717" table:style-name="ce14">
            <text:p>717</text:p>
          </table:table-cell>
          <table:table-cell office:value-type="float" office:value="787" table:style-name="ce14">
            <text:p>787</text:p>
          </table:table-cell>
          <table:table-cell office:value-type="float" office:value="775" table:style-name="ce14">
            <text:p>775</text:p>
          </table:table-cell>
          <table:table-cell office:value-type="float" office:value="873" table:style-name="ce15">
            <text:p>873</text:p>
          </table:table-cell>
          <table:table-cell office:value-type="float" office:value="809" table:style-name="ce15">
            <text:p>809</text:p>
          </table:table-cell>
          <table:table-cell office:value-type="float" office:value="1039" table:style-name="ce14">
            <text:p>1.039</text:p>
          </table:table-cell>
          <table:table-cell office:value-type="float" office:value="1116" table:style-name="ce14">
            <text:p>1.116</text:p>
          </table:table-cell>
          <table:table-cell office:value-type="float" office:value="855" table:style-name="ce14">
            <text:p>855</text:p>
          </table:table-cell>
          <table:table-cell office:value-type="float" office:value="922" table:style-name="ce14">
            <text:p>922</text:p>
          </table:table-cell>
          <table:table-cell office:value-type="float" office:value="816" table:style-name="ce14">
            <text:p>816</text:p>
          </table:table-cell>
          <table:table-cell office:value-type="float" office:value="786" table:style-name="ce14">
            <text:p>78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568" table:style-name="ce14">
            <text:p>2.568</text:p>
          </table:table-cell>
          <table:table-cell office:value-type="float" office:value="2683" table:style-name="ce14">
            <text:p>2.683</text:p>
          </table:table-cell>
          <table:table-cell office:value-type="float" office:value="3158" table:style-name="ce14">
            <text:p>3.158</text:p>
          </table:table-cell>
          <table:table-cell office:value-type="float" office:value="3411" table:style-name="ce14">
            <text:p>3.411</text:p>
          </table:table-cell>
          <table:table-cell office:value-type="float" office:value="2952" table:style-name="ce15">
            <text:p>2952</text:p>
          </table:table-cell>
          <table:table-cell office:value-type="float" office:value="2472" table:style-name="ce15">
            <text:p>2472</text:p>
          </table:table-cell>
          <table:table-cell office:value-type="float" office:value="3066" table:style-name="ce14">
            <text:p>3.066</text:p>
          </table:table-cell>
          <table:table-cell office:value-type="float" office:value="4471" table:style-name="ce14">
            <text:p>4.471</text:p>
          </table:table-cell>
          <table:table-cell office:value-type="float" office:value="3040" table:style-name="ce14">
            <text:p>3.040</text:p>
          </table:table-cell>
          <table:table-cell office:value-type="float" office:value="4336" table:style-name="ce14">
            <text:p>4.336</text:p>
          </table:table-cell>
          <table:table-cell office:value-type="float" office:value="4881" table:style-name="ce14">
            <text:p>4.881</text:p>
          </table:table-cell>
          <table:table-cell office:value-type="float" office:value="5438" table:style-name="ce14">
            <text:p>5.4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0521" table:style-name="ce14">
            <text:p>10.521</text:p>
          </table:table-cell>
          <table:table-cell office:value-type="float" office:value="9345" table:style-name="ce14">
            <text:p>9.345</text:p>
          </table:table-cell>
          <table:table-cell office:value-type="float" office:value="11642" table:style-name="ce14">
            <text:p>11.642</text:p>
          </table:table-cell>
          <table:table-cell office:value-type="float" office:value="10510" table:style-name="ce14">
            <text:p>10.510</text:p>
          </table:table-cell>
          <table:table-cell office:value-type="float" office:value="10249" table:style-name="ce15">
            <text:p>10249</text:p>
          </table:table-cell>
          <table:table-cell office:value-type="float" office:value="9182" table:style-name="ce15">
            <text:p>9182</text:p>
          </table:table-cell>
          <table:table-cell office:value-type="float" office:value="9660" table:style-name="ce14">
            <text:p>9.660</text:p>
          </table:table-cell>
          <table:table-cell office:value-type="float" office:value="9513" table:style-name="ce14">
            <text:p>9.513</text:p>
          </table:table-cell>
          <table:table-cell office:value-type="float" office:value="8916" table:style-name="ce14">
            <text:p>8.916</text:p>
          </table:table-cell>
          <table:table-cell office:value-type="float" office:value="10392" table:style-name="ce14">
            <text:p>10.392</text:p>
          </table:table-cell>
          <table:table-cell office:value-type="float" office:value="9246" table:style-name="ce14">
            <text:p>9.246</text:p>
          </table:table-cell>
          <table:table-cell office:value-type="float" office:value="9023" table:style-name="ce14">
            <text:p>9.023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6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182" table:style-name="ce14">
            <text:p>1.182</text:p>
          </table:table-cell>
          <table:table-cell office:value-type="float" office:value="1251" table:style-name="ce14">
            <text:p>1.251</text:p>
          </table:table-cell>
          <table:table-cell office:value-type="float" office:value="1359" table:style-name="ce14">
            <text:p>1.359</text:p>
          </table:table-cell>
          <table:table-cell office:value-type="float" office:value="1509" table:style-name="ce14">
            <text:p>1.509</text:p>
          </table:table-cell>
          <table:table-cell office:value-type="float" office:value="1536" table:style-name="ce15">
            <text:p>1536</text:p>
          </table:table-cell>
          <table:table-cell office:value-type="float" office:value="1546" table:style-name="ce15">
            <text:p>1546</text:p>
          </table:table-cell>
          <table:table-cell office:value-type="float" office:value="1426" table:style-name="ce14">
            <text:p>1.426</text:p>
          </table:table-cell>
          <table:table-cell office:value-type="float" office:value="1336" table:style-name="ce14">
            <text:p>1.336</text:p>
          </table:table-cell>
          <table:table-cell office:value-type="float" office:value="1444" table:style-name="ce14">
            <text:p>1.444</text:p>
          </table:table-cell>
          <table:table-cell office:value-type="float" office:value="1564" table:style-name="ce14">
            <text:p>1.564</text:p>
          </table:table-cell>
          <table:table-cell office:value-type="float" office:value="1684" table:style-name="ce14">
            <text:p>1.684</text:p>
          </table:table-cell>
          <table:table-cell office:value-type="float" office:value="1991" table:style-name="ce14">
            <text:p>1.99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1230" table:style-name="ce14">
            <text:p>21.230</text:p>
          </table:table-cell>
          <table:table-cell office:value-type="float" office:value="21008" table:style-name="ce14">
            <text:p>21.008</text:p>
          </table:table-cell>
          <table:table-cell office:value-type="float" office:value="20622" table:style-name="ce14">
            <text:p>20.622</text:p>
          </table:table-cell>
          <table:table-cell office:value-type="float" office:value="22203" table:style-name="ce14">
            <text:p>22.203</text:p>
          </table:table-cell>
          <table:table-cell office:value-type="float" office:value="22408" table:style-name="ce15">
            <text:p>22408</text:p>
          </table:table-cell>
          <table:table-cell office:value-type="float" office:value="23501" table:style-name="ce15">
            <text:p>23501</text:p>
          </table:table-cell>
          <table:table-cell office:value-type="float" office:value="22771" table:style-name="ce14">
            <text:p>22.771</text:p>
          </table:table-cell>
          <table:table-cell office:value-type="float" office:value="23188" table:style-name="ce14">
            <text:p>23.188</text:p>
          </table:table-cell>
          <table:table-cell office:value-type="float" office:value="23741" table:style-name="ce14">
            <text:p>23.741</text:p>
          </table:table-cell>
          <table:table-cell office:value-type="float" office:value="24321" table:style-name="ce14">
            <text:p>24.321</text:p>
          </table:table-cell>
          <table:table-cell office:value-type="float" office:value="24835" table:style-name="ce14">
            <text:p>24.835</text:p>
          </table:table-cell>
          <table:table-cell office:value-type="float" office:value="24997" table:style-name="ce14">
            <text:p>24.9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49817" table:style-name="ce14">
            <text:p>49.817</text:p>
          </table:table-cell>
          <table:table-cell office:value-type="float" office:value="48020" table:style-name="ce14">
            <text:p>48.020</text:p>
          </table:table-cell>
          <table:table-cell office:value-type="float" office:value="46359" table:style-name="ce14">
            <text:p>46.359</text:p>
          </table:table-cell>
          <table:table-cell office:value-type="float" office:value="48053" table:style-name="ce14">
            <text:p>48.053</text:p>
          </table:table-cell>
          <table:table-cell office:value-type="float" office:value="45666" table:style-name="ce15">
            <text:p>45666</text:p>
          </table:table-cell>
          <table:table-cell office:value-type="float" office:value="45263" table:style-name="ce15">
            <text:p>45263</text:p>
          </table:table-cell>
          <table:table-cell office:value-type="float" office:value="41816" table:style-name="ce14">
            <text:p>41.816</text:p>
          </table:table-cell>
          <table:table-cell office:value-type="float" office:value="40019" table:style-name="ce14">
            <text:p>40.019</text:p>
          </table:table-cell>
          <table:table-cell office:value-type="float" office:value="39322" table:style-name="ce14">
            <text:p>39.322</text:p>
          </table:table-cell>
          <table:table-cell office:value-type="float" office:value="36984" table:style-name="ce14">
            <text:p>36.984</text:p>
          </table:table-cell>
          <table:table-cell office:value-type="float" office:value="36194" table:style-name="ce14">
            <text:p>36.194</text:p>
          </table:table-cell>
          <table:table-cell office:value-type="float" office:value="33981" table:style-name="ce14">
            <text:p>33.98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95" table:style-name="ce14">
            <text:p>195</text:p>
          </table:table-cell>
          <table:table-cell office:value-type="float" office:value="168" table:style-name="ce14">
            <text:p>168</text:p>
          </table:table-cell>
          <table:table-cell office:value-type="float" office:value="164" table:style-name="ce14">
            <text:p>164</text:p>
          </table:table-cell>
          <table:table-cell office:value-type="float" office:value="129" table:style-name="ce14">
            <text:p>129</text:p>
          </table:table-cell>
          <table:table-cell office:value-type="float" office:value="136" table:style-name="ce15">
            <text:p>136</text:p>
          </table:table-cell>
          <table:table-cell office:value-type="float" office:value="123" table:style-name="ce15">
            <text:p>123</text:p>
          </table:table-cell>
          <table:table-cell office:value-type="float" office:value="119" table:style-name="ce14">
            <text:p>119</text:p>
          </table:table-cell>
          <table:table-cell office:value-type="float" office:value="114" table:style-name="ce14">
            <text:p>114</text:p>
          </table:table-cell>
          <table:table-cell office:value-type="float" office:value="110" table:style-name="ce14">
            <text:p>110</text:p>
          </table:table-cell>
          <table:table-cell office:value-type="float" office:value="114" table:style-name="ce14">
            <text:p>114</text:p>
          </table:table-cell>
          <table:table-cell office:value-type="float" office:value="132" table:style-name="ce14">
            <text:p>132</text:p>
          </table:table-cell>
          <table:table-cell office:value-type="float" office:value="147" table:style-name="ce14">
            <text:p>1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2798" table:style-name="ce14">
            <text:p>2.798</text:p>
          </table:table-cell>
          <table:table-cell office:value-type="float" office:value="2910" table:style-name="ce14">
            <text:p>2.910</text:p>
          </table:table-cell>
          <table:table-cell office:value-type="float" office:value="2851" table:style-name="ce14">
            <text:p>2.851</text:p>
          </table:table-cell>
          <table:table-cell office:value-type="float" office:value="2840" table:style-name="ce14">
            <text:p>2.840</text:p>
          </table:table-cell>
          <table:table-cell office:value-type="float" office:value="2612" table:style-name="ce15">
            <text:p>2612</text:p>
          </table:table-cell>
          <table:table-cell office:value-type="float" office:value="2766" table:style-name="ce15">
            <text:p>2766</text:p>
          </table:table-cell>
          <table:table-cell office:value-type="float" office:value="2783" table:style-name="ce14">
            <text:p>2.783</text:p>
          </table:table-cell>
          <table:table-cell office:value-type="float" office:value="3067" table:style-name="ce14">
            <text:p>3.067</text:p>
          </table:table-cell>
          <table:table-cell office:value-type="float" office:value="3337" table:style-name="ce14">
            <text:p>3.337</text:p>
          </table:table-cell>
          <table:table-cell office:value-type="float" office:value="3373" table:style-name="ce14">
            <text:p>3.373</text:p>
          </table:table-cell>
          <table:table-cell office:value-type="float" office:value="3248" table:style-name="ce14">
            <text:p>3.248</text:p>
          </table:table-cell>
          <table:table-cell office:value-type="float" office:value="2934" table:style-name="ce14">
            <text:p>2.93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8755" table:style-name="ce14">
            <text:p>8.755</text:p>
          </table:table-cell>
          <table:table-cell office:value-type="float" office:value="9449" table:style-name="ce14">
            <text:p>9.449</text:p>
          </table:table-cell>
          <table:table-cell office:value-type="float" office:value="9593" table:style-name="ce14">
            <text:p>9.593</text:p>
          </table:table-cell>
          <table:table-cell office:value-type="float" office:value="10301" table:style-name="ce14">
            <text:p>10.301</text:p>
          </table:table-cell>
          <table:table-cell office:value-type="float" office:value="11160" table:style-name="ce15">
            <text:p>11160</text:p>
          </table:table-cell>
          <table:table-cell office:value-type="float" office:value="11476" table:style-name="ce15">
            <text:p>11476</text:p>
          </table:table-cell>
          <table:table-cell office:value-type="float" office:value="10725" table:style-name="ce14">
            <text:p>10.725</text:p>
          </table:table-cell>
          <table:table-cell office:value-type="float" office:value="10204" table:style-name="ce14">
            <text:p>10.204</text:p>
          </table:table-cell>
          <table:table-cell office:value-type="float" office:value="11748" table:style-name="ce14">
            <text:p>11.748</text:p>
          </table:table-cell>
          <table:table-cell office:value-type="float" office:value="15561" table:style-name="ce14">
            <text:p>15.561</text:p>
          </table:table-cell>
          <table:table-cell office:value-type="float" office:value="20819" table:style-name="ce14">
            <text:p>20.819</text:p>
          </table:table-cell>
          <table:table-cell office:value-type="float" office:value="23741" table:style-name="ce14">
            <text:p>23.74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3173" table:style-name="ce14">
            <text:p>33.173</text:p>
          </table:table-cell>
          <table:table-cell office:value-type="float" office:value="33632" table:style-name="ce14">
            <text:p>33.632</text:p>
          </table:table-cell>
          <table:table-cell office:value-type="float" office:value="33297" table:style-name="ce14">
            <text:p>33.297</text:p>
          </table:table-cell>
          <table:table-cell office:value-type="float" office:value="36466" table:style-name="ce14">
            <text:p>36.466</text:p>
          </table:table-cell>
          <table:table-cell office:value-type="float" office:value="36380" table:style-name="ce15">
            <text:p>36380</text:p>
          </table:table-cell>
          <table:table-cell office:value-type="float" office:value="37784" table:style-name="ce15">
            <text:p>37784</text:p>
          </table:table-cell>
          <table:table-cell office:value-type="float" office:value="34796" table:style-name="ce14">
            <text:p>34.796</text:p>
          </table:table-cell>
          <table:table-cell office:value-type="float" office:value="33668" table:style-name="ce14">
            <text:p>33.668</text:p>
          </table:table-cell>
          <table:table-cell office:value-type="float" office:value="32713" table:style-name="ce14">
            <text:p>32.713</text:p>
          </table:table-cell>
          <table:table-cell office:value-type="float" office:value="33120" table:style-name="ce14">
            <text:p>33.120</text:p>
          </table:table-cell>
          <table:table-cell office:value-type="float" office:value="34067" table:style-name="ce14">
            <text:p>34.067</text:p>
          </table:table-cell>
          <table:table-cell office:value-type="float" office:value="33726" table:style-name="ce14">
            <text:p>33.726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7.2657743785850899" table:style-name="ce9">
            <text:p>7,266</text:p>
          </table:table-cell>
          <table:table-cell office:value-type="float" office:value="7.415" table:style-name="ce9">
            <text:p>7,415</text:p>
          </table:table-cell>
          <table:table-cell office:value-type="float" office:value="5.8369999999999997" table:style-name="ce9">
            <text:p>5,837</text:p>
          </table:table-cell>
          <table:table-cell office:value-type="float" office:value="8" table:style-name="ce9">
            <text:p>8,000</text:p>
          </table:table-cell>
          <table:table-cell office:value-type="float" office:value="7.46887966804979" table:style-name="ce10">
            <text:p>7,469</text:p>
          </table:table-cell>
          <table:table-cell office:value-type="float" office:value="9.3908629441624392" table:style-name="ce10">
            <text:p>9,391</text:p>
          </table:table-cell>
          <table:table-cell office:value-type="float" office:value="6.3040000000000003" table:style-name="ce9">
            <text:p>6,304</text:p>
          </table:table-cell>
          <table:table-cell office:value-type="float" office:value="9.4920000000000009" table:style-name="ce9">
            <text:p>9,492</text:p>
          </table:table-cell>
          <table:table-cell office:value-type="float" office:value="5.8365758754863801" table:style-name="ce9">
            <text:p>5,837</text:p>
          </table:table-cell>
          <table:table-cell office:value-type="float" office:value="6.3793103448275899" table:style-name="ce9">
            <text:p>6,379</text:p>
          </table:table-cell>
          <table:table-cell office:value-type="float" office:value="6.1319999999999997" table:style-name="ce9">
            <text:p>6,132</text:p>
          </table:table-cell>
          <table:table-cell office:value-type="float" office:value="5.8504875406283858" table:style-name="ce9">
            <text:p>5,85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7.5675675675675702" table:style-name="ce9">
            <text:p>7,568</text:p>
          </table:table-cell>
          <table:table-cell office:value-type="float" office:value="7.95" table:style-name="ce9">
            <text:p>7,950</text:p>
          </table:table-cell>
          <table:table-cell office:value-type="float" office:value="7.6660000000000004" table:style-name="ce9">
            <text:p>7,666</text:p>
          </table:table-cell>
          <table:table-cell office:value-type="float" office:value="7.9020000000000001" table:style-name="ce9">
            <text:p>7,902</text:p>
          </table:table-cell>
          <table:table-cell office:value-type="float" office:value="6.7411300919842301" table:style-name="ce10">
            <text:p>6,741</text:p>
          </table:table-cell>
          <table:table-cell office:value-type="float" office:value="6.9422886976153499" table:style-name="ce10">
            <text:p>6,942</text:p>
          </table:table-cell>
          <table:table-cell office:value-type="float" office:value="7.3179999999999996" table:style-name="ce9">
            <text:p>7,318</text:p>
          </table:table-cell>
          <table:table-cell office:value-type="float" office:value="7.2110000000000003" table:style-name="ce9">
            <text:p>7,211</text:p>
          </table:table-cell>
          <table:table-cell office:value-type="float" office:value="7.2528970688479903" table:style-name="ce9">
            <text:p>7,253</text:p>
          </table:table-cell>
          <table:table-cell office:value-type="float" office:value="6.8665256872745397" table:style-name="ce9">
            <text:p>6,867</text:p>
          </table:table-cell>
          <table:table-cell office:value-type="float" office:value="7.3860000000000001" table:style-name="ce9">
            <text:p>7,386</text:p>
          </table:table-cell>
          <table:table-cell office:value-type="float" office:value="7.4819597417394608" table:style-name="ce9">
            <text:p>7,48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10.3752115306063" table:style-name="ce9">
            <text:p>10,375</text:p>
          </table:table-cell>
          <table:table-cell office:value-type="float" office:value="9.7420000000000009" table:style-name="ce9">
            <text:p>9,742</text:p>
          </table:table-cell>
          <table:table-cell office:value-type="float" office:value="9.34" table:style-name="ce9">
            <text:p>9,340</text:p>
          </table:table-cell>
          <table:table-cell office:value-type="float" office:value="8.5210000000000008" table:style-name="ce9">
            <text:p>8,521</text:p>
          </table:table-cell>
          <table:table-cell office:value-type="float" office:value="8.6990595611285304" table:style-name="ce10">
            <text:p>8,699</text:p>
          </table:table-cell>
          <table:table-cell office:value-type="float" office:value="8.3373532722302599" table:style-name="ce10">
            <text:p>8,337</text:p>
          </table:table-cell>
          <table:table-cell office:value-type="float" office:value="9.1059999999999999" table:style-name="ce9">
            <text:p>9,106</text:p>
          </table:table-cell>
          <table:table-cell office:value-type="float" office:value="9.0869999999999997" table:style-name="ce9">
            <text:p>9,087</text:p>
          </table:table-cell>
          <table:table-cell office:value-type="float" office:value="8.7925998052580301" table:style-name="ce9">
            <text:p>8,793</text:p>
          </table:table-cell>
          <table:table-cell office:value-type="float" office:value="8.7468671679198007" table:style-name="ce9">
            <text:p>8,747</text:p>
          </table:table-cell>
          <table:table-cell office:value-type="float" office:value="7.9169999999999998" table:style-name="ce9">
            <text:p>7,917</text:p>
          </table:table-cell>
          <table:table-cell office:value-type="float" office:value="9.3807898586055583" table:style-name="ce9">
            <text:p>9,38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abertas</text:p>
          </table:table-cell>
          <table:table-cell office:value-type="float" office:value="20.588235294117599" table:style-name="ce9">
            <text:p>20,588</text:p>
          </table:table-cell>
          <table:table-cell office:value-type="float" office:value="15.217000000000001" table:style-name="ce9">
            <text:p>15,217</text:p>
          </table:table-cell>
          <table:table-cell office:value-type="float" office:value="21.428999999999998" table:style-name="ce9">
            <text:p>21,429</text:p>
          </table:table-cell>
          <table:table-cell office:value-type="float" office:value="2.5640000000000001" table:style-name="ce9">
            <text:p>2,564</text:p>
          </table:table-cell>
          <table:table-cell office:value-type="float" office:value="2.7777777777777799" table:style-name="ce10">
            <text:p>2,778</text:p>
          </table:table-cell>
          <table:table-cell office:value-type="float" office:value="10.2564102564103" table:style-name="ce10">
            <text:p>10,256</text:p>
          </table:table-cell>
          <table:table-cell office:value-type="float" office:value="21.622" table:style-name="ce9">
            <text:p>21,622</text:p>
          </table:table-cell>
          <table:table-cell office:value-type="float" office:value="6.452" table:style-name="ce9">
            <text:p>6,452</text:p>
          </table:table-cell>
          <table:table-cell office:value-type="float" office:value="9.5238095238095202" table:style-name="ce9">
            <text:p>9,524</text:p>
          </table:table-cell>
          <table:table-cell office:value-type="float" office:value="9.4339622641509404" table:style-name="ce9">
            <text:p>9,434</text:p>
          </table:table-cell>
          <table:table-cell office:value-type="float" office:value="11.628" table:style-name="ce9">
            <text:p>11,628</text:p>
          </table:table-cell>
          <table:table-cell office:value-type="float" office:value="24.137931034482758" table:style-name="ce9">
            <text:p>24,1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3.51351351351351" table:style-name="ce9">
            <text:p>3,514</text:p>
          </table:table-cell>
          <table:table-cell office:value-type="float" office:value="4.6120000000000001" table:style-name="ce9">
            <text:p>4,612</text:p>
          </table:table-cell>
          <table:table-cell office:value-type="float" office:value="4.1989999999999998" table:style-name="ce9">
            <text:p>4,199</text:p>
          </table:table-cell>
          <table:table-cell office:value-type="float" office:value="4.5510000000000002" table:style-name="ce9">
            <text:p>4,551</text:p>
          </table:table-cell>
          <table:table-cell office:value-type="float" office:value="2.7551020408163298" table:style-name="ce10">
            <text:p>2,755</text:p>
          </table:table-cell>
          <table:table-cell office:value-type="float" office:value="3.90879478827362" table:style-name="ce10">
            <text:p>3,909</text:p>
          </table:table-cell>
          <table:table-cell office:value-type="float" office:value="4.4640000000000004" table:style-name="ce9">
            <text:p>4,464</text:p>
          </table:table-cell>
          <table:table-cell office:value-type="float" office:value="2.8849999999999998" table:style-name="ce9">
            <text:p>2,885</text:p>
          </table:table-cell>
          <table:table-cell office:value-type="float" office:value="2.1875" table:style-name="ce9">
            <text:p>2,188</text:p>
          </table:table-cell>
          <table:table-cell office:value-type="float" office:value="2.4038461538461502" table:style-name="ce9">
            <text:p>2,404</text:p>
          </table:table-cell>
          <table:table-cell office:value-type="float" office:value="3.008" table:style-name="ce9">
            <text:p>3,008</text:p>
          </table:table-cell>
          <table:table-cell office:value-type="float" office:value="3.016759776536313" table:style-name="ce9">
            <text:p>3,01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abertas</text:p>
          </table:table-cell>
          <table:table-cell office:value-type="float" office:value="17.1855541718555" table:style-name="ce9">
            <text:p>17,186</text:p>
          </table:table-cell>
          <table:table-cell office:value-type="float" office:value="14.433999999999999" table:style-name="ce9">
            <text:p>14,434</text:p>
          </table:table-cell>
          <table:table-cell office:value-type="float" office:value="14.598000000000001" table:style-name="ce9">
            <text:p>14,598</text:p>
          </table:table-cell>
          <table:table-cell office:value-type="float" office:value="13.500999999999999" table:style-name="ce9">
            <text:p>13,501</text:p>
          </table:table-cell>
          <table:table-cell office:value-type="float" office:value="15.7923952262004" table:style-name="ce10">
            <text:p>15,792</text:p>
          </table:table-cell>
          <table:table-cell office:value-type="float" office:value="15.0114716486398" table:style-name="ce10">
            <text:p>15,011</text:p>
          </table:table-cell>
          <table:table-cell office:value-type="float" office:value="15.205" table:style-name="ce9">
            <text:p>15,205</text:p>
          </table:table-cell>
          <table:table-cell office:value-type="float" office:value="22.417000000000002" table:style-name="ce9">
            <text:p>22,417</text:p>
          </table:table-cell>
          <table:table-cell office:value-type="float" office:value="17.5716900549115" table:style-name="ce9">
            <text:p>17,572</text:p>
          </table:table-cell>
          <table:table-cell office:value-type="float" office:value="16.0789106145251" table:style-name="ce9">
            <text:p>16,079</text:p>
          </table:table-cell>
          <table:table-cell office:value-type="float" office:value="18.266999999999999" table:style-name="ce9">
            <text:p>18,267</text:p>
          </table:table-cell>
          <table:table-cell office:value-type="float" office:value="16.351451973194344" table:style-name="ce9">
            <text:p>16,3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5.6577434718344604" table:style-name="ce9">
            <text:p>5,658</text:p>
          </table:table-cell>
          <table:table-cell office:value-type="float" office:value="5.43" table:style-name="ce9">
            <text:p>5,430</text:p>
          </table:table-cell>
          <table:table-cell office:value-type="float" office:value="5.7839999999999998" table:style-name="ce9">
            <text:p>5,784</text:p>
          </table:table-cell>
          <table:table-cell office:value-type="float" office:value="5.6079999999999997" table:style-name="ce9">
            <text:p>5,608</text:p>
          </table:table-cell>
          <table:table-cell office:value-type="float" office:value="6.1064891846921796" table:style-name="ce10">
            <text:p>6,106</text:p>
          </table:table-cell>
          <table:table-cell office:value-type="float" office:value="5.2228214589838204" table:style-name="ce10">
            <text:p>5,223</text:p>
          </table:table-cell>
          <table:table-cell office:value-type="float" office:value="5.24" table:style-name="ce9">
            <text:p>5,240</text:p>
          </table:table-cell>
          <table:table-cell office:value-type="float" office:value="5.609" table:style-name="ce9">
            <text:p>5,609</text:p>
          </table:table-cell>
          <table:table-cell office:value-type="float" office:value="4.6907732944712599" table:style-name="ce9">
            <text:p>4,691</text:p>
          </table:table-cell>
          <table:table-cell office:value-type="float" office:value="5.4795656138605704" table:style-name="ce9">
            <text:p>5,480</text:p>
          </table:table-cell>
          <table:table-cell office:value-type="float" office:value="5.3090000000000002" table:style-name="ce9">
            <text:p>5,309</text:p>
          </table:table-cell>
          <table:table-cell office:value-type="float" office:value="5.1810477657935285" table:style-name="ce9">
            <text:p>5,181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877862595419899" table:style-name="ce9">
            <text:p>85,878</text:p>
          </table:table-cell>
          <table:table-cell office:value-type="float" office:value="85.381" table:style-name="ce9">
            <text:p>85,381</text:p>
          </table:table-cell>
          <table:table-cell office:value-type="float" office:value="86.77" table:style-name="ce9">
            <text:p>86,770</text:p>
          </table:table-cell>
          <table:table-cell office:value-type="float" office:value="87.090999999999994" table:style-name="ce9">
            <text:p>87,091</text:p>
          </table:table-cell>
          <table:table-cell office:value-type="float" office:value="91.286307053941897" table:style-name="ce10">
            <text:p>91,286</text:p>
          </table:table-cell>
          <table:table-cell office:value-type="float" office:value="90.101522842639596" table:style-name="ce10">
            <text:p>90,102</text:p>
          </table:table-cell>
          <table:table-cell office:value-type="float" office:value="89.13" table:style-name="ce9">
            <text:p>89,130</text:p>
          </table:table-cell>
          <table:table-cell office:value-type="float" office:value="86.61" table:style-name="ce9">
            <text:p>86,610</text:p>
          </table:table-cell>
          <table:table-cell office:value-type="float" office:value="89.883268482490294" table:style-name="ce9">
            <text:p>89,883</text:p>
          </table:table-cell>
          <table:table-cell office:value-type="float" office:value="89.310344827586206" table:style-name="ce9">
            <text:p>89,310</text:p>
          </table:table-cell>
          <table:table-cell office:value-type="float" office:value="85.396000000000001" table:style-name="ce9">
            <text:p>85,396</text:p>
          </table:table-cell>
          <table:table-cell office:value-type="float" office:value="79.956663055254609" table:style-name="ce9">
            <text:p>79,95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903143126939199" table:style-name="ce9">
            <text:p>85,903</text:p>
          </table:table-cell>
          <table:table-cell office:value-type="float" office:value="85.509" table:style-name="ce9">
            <text:p>85,509</text:p>
          </table:table-cell>
          <table:table-cell office:value-type="float" office:value="85.819000000000003" table:style-name="ce9">
            <text:p>85,819</text:p>
          </table:table-cell>
          <table:table-cell office:value-type="float" office:value="85.456000000000003" table:style-name="ce9">
            <text:p>85,456</text:p>
          </table:table-cell>
          <table:table-cell office:value-type="float" office:value="86.254777070063696" table:style-name="ce10">
            <text:p>86,255</text:p>
          </table:table-cell>
          <table:table-cell office:value-type="float" office:value="86.095447668821294" table:style-name="ce10">
            <text:p>86,095</text:p>
          </table:table-cell>
          <table:table-cell office:value-type="float" office:value="86.432000000000002" table:style-name="ce9">
            <text:p>86,432</text:p>
          </table:table-cell>
          <table:table-cell office:value-type="float" office:value="86.480999999999995" table:style-name="ce9">
            <text:p>86,481</text:p>
          </table:table-cell>
          <table:table-cell office:value-type="float" office:value="86.214358452138498" table:style-name="ce9">
            <text:p>86,214</text:p>
          </table:table-cell>
          <table:table-cell office:value-type="float" office:value="86.224965067536104" table:style-name="ce9">
            <text:p>86,225</text:p>
          </table:table-cell>
          <table:table-cell office:value-type="float" office:value="85.715999999999994" table:style-name="ce9">
            <text:p>85,716</text:p>
          </table:table-cell>
          <table:table-cell office:value-type="float" office:value="85.581668625146889" table:style-name="ce9">
            <text:p>85,58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066477173850004" table:style-name="ce9">
            <text:p>86,066</text:p>
          </table:table-cell>
          <table:table-cell office:value-type="float" office:value="85.906999999999996" table:style-name="ce9">
            <text:p>85,907</text:p>
          </table:table-cell>
          <table:table-cell office:value-type="float" office:value="86.307000000000002" table:style-name="ce9">
            <text:p>86,307</text:p>
          </table:table-cell>
          <table:table-cell office:value-type="float" office:value="86.736999999999995" table:style-name="ce9">
            <text:p>86,737</text:p>
          </table:table-cell>
          <table:table-cell office:value-type="float" office:value="86.302627860977694" table:style-name="ce10">
            <text:p>86,303</text:p>
          </table:table-cell>
          <table:table-cell office:value-type="float" office:value="87.009651307596499" table:style-name="ce10">
            <text:p>87,010</text:p>
          </table:table-cell>
          <table:table-cell office:value-type="float" office:value="85.864000000000004" table:style-name="ce9">
            <text:p>85,864</text:p>
          </table:table-cell>
          <table:table-cell office:value-type="float" office:value="86.031999999999996" table:style-name="ce9">
            <text:p>86,032</text:p>
          </table:table-cell>
          <table:table-cell office:value-type="float" office:value="86.225453172205405" table:style-name="ce9">
            <text:p>86,225</text:p>
          </table:table-cell>
          <table:table-cell office:value-type="float" office:value="86.034298843029504" table:style-name="ce9">
            <text:p>86,034</text:p>
          </table:table-cell>
          <table:table-cell office:value-type="float" office:value="84.944999999999993" table:style-name="ce9">
            <text:p>84,945</text:p>
          </table:table-cell>
          <table:table-cell office:value-type="float" office:value="85.083814755185145" table:style-name="ce9">
            <text:p>85,08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66.6666666666667" table:style-name="ce9">
            <text:p>66,667</text:p>
          </table:table-cell>
          <table:table-cell office:value-type="float" office:value="55.101999999999997" table:style-name="ce9">
            <text:p>55,102</text:p>
          </table:table-cell>
          <table:table-cell office:value-type="float" office:value="59.573999999999998" table:style-name="ce9">
            <text:p>59,574</text:p>
          </table:table-cell>
          <table:table-cell office:value-type="float" office:value="87.805000000000007" table:style-name="ce9">
            <text:p>87,805</text:p>
          </table:table-cell>
          <table:table-cell office:value-type="float" office:value="80.5555555555556" table:style-name="ce10">
            <text:p>80,556</text:p>
          </table:table-cell>
          <table:table-cell office:value-type="float" office:value="82.926829268292707" table:style-name="ce10">
            <text:p>82,927</text:p>
          </table:table-cell>
          <table:table-cell office:value-type="float" office:value="78.378" table:style-name="ce9">
            <text:p>78,378</text:p>
          </table:table-cell>
          <table:table-cell office:value-type="float" office:value="78.125" table:style-name="ce9">
            <text:p>78,125</text:p>
          </table:table-cell>
          <table:table-cell office:value-type="float" office:value="69.565217391304301" table:style-name="ce9">
            <text:p>69,565</text:p>
          </table:table-cell>
          <table:table-cell office:value-type="float" office:value="69.642857142857096" table:style-name="ce9">
            <text:p>69,643</text:p>
          </table:table-cell>
          <table:table-cell office:value-type="float" office:value="62.222000000000001" table:style-name="ce9">
            <text:p>62,222</text:p>
          </table:table-cell>
          <table:table-cell office:value-type="float" office:value="52.941176470588239" table:style-name="ce9">
            <text:p>52,94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410071942445995" table:style-name="ce9">
            <text:p>87,410</text:p>
          </table:table-cell>
          <table:table-cell office:value-type="float" office:value="86.593999999999994" table:style-name="ce9">
            <text:p>86,594</text:p>
          </table:table-cell>
          <table:table-cell office:value-type="float" office:value="86.77" table:style-name="ce9">
            <text:p>86,770</text:p>
          </table:table-cell>
          <table:table-cell office:value-type="float" office:value="88.168000000000006" table:style-name="ce9">
            <text:p>88,168</text:p>
          </table:table-cell>
          <table:table-cell office:value-type="float" office:value="88.9908256880734" table:style-name="ce10">
            <text:p>88,991</text:p>
          </table:table-cell>
          <table:table-cell office:value-type="float" office:value="87.459459459459396" table:style-name="ce10">
            <text:p>87,459</text:p>
          </table:table-cell>
          <table:table-cell office:value-type="float" office:value="89.185000000000002" table:style-name="ce9">
            <text:p>89,185</text:p>
          </table:table-cell>
          <table:table-cell office:value-type="float" office:value="89.423000000000002" table:style-name="ce9">
            <text:p>89,423</text:p>
          </table:table-cell>
          <table:table-cell office:value-type="float" office:value="89.0625" table:style-name="ce9">
            <text:p>89,063</text:p>
          </table:table-cell>
          <table:table-cell office:value-type="float" office:value="88.653846153846203" table:style-name="ce9">
            <text:p>88,654</text:p>
          </table:table-cell>
          <table:table-cell office:value-type="float" office:value="87.272999999999996" table:style-name="ce9">
            <text:p>87,273</text:p>
          </table:table-cell>
          <table:table-cell office:value-type="float" office:value="87.821229050279328" table:style-name="ce9">
            <text:p>87,82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79.925303454715205" table:style-name="ce9">
            <text:p>79,925</text:p>
          </table:table-cell>
          <table:table-cell office:value-type="float" office:value="81.674000000000007" table:style-name="ce9">
            <text:p>81,674</text:p>
          </table:table-cell>
          <table:table-cell office:value-type="float" office:value="83.04" table:style-name="ce9">
            <text:p>83,040</text:p>
          </table:table-cell>
          <table:table-cell office:value-type="float" office:value="83.911000000000001" table:style-name="ce9">
            <text:p>83,911</text:p>
          </table:table-cell>
          <table:table-cell office:value-type="float" office:value="81.908990011098794" table:style-name="ce10">
            <text:p>81,909</text:p>
          </table:table-cell>
          <table:table-cell office:value-type="float" office:value="80.996068152031498" table:style-name="ce10">
            <text:p>80,996</text:p>
          </table:table-cell>
          <table:table-cell office:value-type="float" office:value="77.016000000000005" table:style-name="ce9">
            <text:p>77,016</text:p>
          </table:table-cell>
          <table:table-cell office:value-type="float" office:value="79.063000000000002" table:style-name="ce9">
            <text:p>79,063</text:p>
          </table:table-cell>
          <table:table-cell office:value-type="float" office:value="31.755980361433199" table:style-name="ce9">
            <text:p>31,756</text:p>
          </table:table-cell>
          <table:table-cell office:value-type="float" office:value="58.985172085430598" table:style-name="ce9">
            <text:p>58,985</text:p>
          </table:table-cell>
          <table:table-cell office:value-type="float" office:value="71.548000000000002" table:style-name="ce9">
            <text:p>71,548</text:p>
          </table:table-cell>
          <table:table-cell office:value-type="float" office:value="80.982874162323156" table:style-name="ce9">
            <text:p>80,98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350952068286304" table:style-name="ce9">
            <text:p>86,351</text:p>
          </table:table-cell>
          <table:table-cell office:value-type="float" office:value="86.64" table:style-name="ce9">
            <text:p>86,640</text:p>
          </table:table-cell>
          <table:table-cell office:value-type="float" office:value="86.141000000000005" table:style-name="ce9">
            <text:p>86,141</text:p>
          </table:table-cell>
          <table:table-cell office:value-type="float" office:value="86.41" table:style-name="ce9">
            <text:p>86,410</text:p>
          </table:table-cell>
          <table:table-cell office:value-type="float" office:value="85.230769230769198" table:style-name="ce10">
            <text:p>85,231</text:p>
          </table:table-cell>
          <table:table-cell office:value-type="float" office:value="86.876714920995397" table:style-name="ce10">
            <text:p>86,877</text:p>
          </table:table-cell>
          <table:table-cell office:value-type="float" office:value="86.66" table:style-name="ce9">
            <text:p>86,660</text:p>
          </table:table-cell>
          <table:table-cell office:value-type="float" office:value="85.748999999999995" table:style-name="ce9">
            <text:p>85,749</text:p>
          </table:table-cell>
          <table:table-cell office:value-type="float" office:value="81.150450532447394" table:style-name="ce9">
            <text:p>81,150</text:p>
          </table:table-cell>
          <table:table-cell office:value-type="float" office:value="86.097763048881504" table:style-name="ce9">
            <text:p>86,098</text:p>
          </table:table-cell>
          <table:table-cell office:value-type="float" office:value="85.921000000000006" table:style-name="ce9">
            <text:p>85,921</text:p>
          </table:table-cell>
          <table:table-cell office:value-type="float" office:value="86.88493018777082" table:style-name="ce9">
            <text:p>86,885</text:p>
          </table:table-cell>
          <table:table-cell table:number-columns-repeated="16370"/>
        </table:table-row>
        <table:table-row table:style-name="ro3">
          <table:table-cell table:number-columns-repeated="2" table:style-name="ce11"/>
          <table:table-cell table:number-columns-repeated="4" table:style-name="ce12"/>
          <table:table-cell table:number-columns-repeated="2" table:style-name="ce13"/>
          <table:table-cell table:number-columns-repeated="6" table:style-name="ce12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96000000000001" table:style-name="ce9">
            <text:p>99,896</text:p>
          </table:table-cell>
          <table:table-cell office:value-type="float" office:value="99.975999999999999" table:style-name="ce9">
            <text:p>99,976</text:p>
          </table:table-cell>
          <table:table-cell office:value-type="float" office:value="99.956000000000003" table:style-name="ce9">
            <text:p>99,956</text:p>
          </table:table-cell>
          <table:table-cell office:value-type="float" office:value="99.95" table:style-name="ce9">
            <text:p>99,950</text:p>
          </table:table-cell>
          <table:table-cell office:value-type="float" office:value="99.710999999999999" table:style-name="ce10">
            <text:p>99,711</text:p>
          </table:table-cell>
          <table:table-cell office:value-type="float" office:value="99.736999999999995" table:style-name="ce10">
            <text:p>99,737</text:p>
          </table:table-cell>
          <table:table-cell office:value-type="float" office:value="99.781000000000006" table:style-name="ce9">
            <text:p>99,781</text:p>
          </table:table-cell>
          <table:table-cell office:value-type="float" office:value="99.844999999999999" table:style-name="ce9">
            <text:p>99,845</text:p>
          </table:table-cell>
          <table:table-cell office:value-type="float" office:value="99.811000000000007" table:style-name="ce9">
            <text:p>99,811</text:p>
          </table:table-cell>
          <table:table-cell office:value-type="float" office:value="99.828000000000003" table:style-name="ce9">
            <text:p>99,828</text:p>
          </table:table-cell>
          <table:table-cell office:value-type="float" office:value="99.811000000000007" table:style-name="ce9">
            <text:p>99,811</text:p>
          </table:table-cell>
          <table:table-cell office:value-type="float" office:value="99.765000000000001" table:style-name="ce9">
            <text:p>99,76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01999999999998" table:style-name="ce9">
            <text:p>99,702</text:p>
          </table:table-cell>
          <table:table-cell office:value-type="float" office:value="99.807000000000002" table:style-name="ce9">
            <text:p>99,807</text:p>
          </table:table-cell>
          <table:table-cell office:value-type="float" office:value="99.638999999999996" table:style-name="ce9">
            <text:p>99,639</text:p>
          </table:table-cell>
          <table:table-cell office:value-type="float" office:value="99.89" table:style-name="ce9">
            <text:p>99,890</text:p>
          </table:table-cell>
          <table:table-cell office:value-type="float" office:value="99.820999999999998" table:style-name="ce10">
            <text:p>99,821</text:p>
          </table:table-cell>
          <table:table-cell office:value-type="float" office:value="99.781999999999996" table:style-name="ce10">
            <text:p>99,782</text:p>
          </table:table-cell>
          <table:table-cell office:value-type="float" office:value="99.837999999999994" table:style-name="ce9">
            <text:p>99,838</text:p>
          </table:table-cell>
          <table:table-cell office:value-type="float" office:value="99.91" table:style-name="ce9">
            <text:p>99,910</text:p>
          </table:table-cell>
          <table:table-cell office:value-type="float" office:value="99.956999999999994" table:style-name="ce9">
            <text:p>99,957</text:p>
          </table:table-cell>
          <table:table-cell office:value-type="float" office:value="99.733000000000004" table:style-name="ce9">
            <text:p>99,733</text:p>
          </table:table-cell>
          <table:table-cell office:value-type="float" office:value="99.914000000000001" table:style-name="ce9">
            <text:p>99,914</text:p>
          </table:table-cell>
          <table:table-cell office:value-type="float" office:value="99.897000000000006" table:style-name="ce9">
            <text:p>99,89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ERCOMTEL</text:p>
          </table:table-cell>
          <table:table-cell office:value-type="string" table:style-name="ce8">
            <text:p>Taxa de Respondidas no Período</text:p>
          </table:table-cell>
          <table:table-cell office:value-type="float" office:value="97.99" table:style-name="ce9">
            <text:p>97,990</text:p>
          </table:table-cell>
          <table:table-cell office:value-type="float" office:value="97.674000000000007" table:style-name="ce9">
            <text:p>97,674</text:p>
          </table:table-cell>
          <table:table-cell office:value-type="float" office:value="97.040999999999997" table:style-name="ce9">
            <text:p>97,041</text:p>
          </table:table-cell>
          <table:table-cell office:value-type="float" office:value="95.555999999999997" table:style-name="ce9">
            <text:p>95,556</text:p>
          </table:table-cell>
          <table:table-cell office:value-type="float" office:value="98.551000000000002" table:style-name="ce10">
            <text:p>98,551</text:p>
          </table:table-cell>
          <table:table-cell office:value-type="float" office:value="98.4" table:style-name="ce10">
            <text:p>98,4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13" table:style-name="ce9">
            <text:p>99,130</text:p>
          </table:table-cell>
          <table:table-cell office:value-type="float" office:value="98.507000000000005" table:style-name="ce9">
            <text:p>98,507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29000000000002" table:style-name="ce9">
            <text:p>99,929</text:p>
          </table:table-cell>
          <table:table-cell office:value-type="float" office:value="99.965999999999994" table:style-name="ce9">
            <text:p>99,966</text:p>
          </table:table-cell>
          <table:table-cell office:value-type="float" office:value="99.894999999999996" table:style-name="ce9">
            <text:p>99,895</text:p>
          </table:table-cell>
          <table:table-cell office:value-type="float" office:value="99.894000000000005" table:style-name="ce9">
            <text:p>99,894</text:p>
          </table:table-cell>
          <table:table-cell office:value-type="float" office:value="99.923000000000002" table:style-name="ce10">
            <text:p>99,923</text:p>
          </table:table-cell>
          <table:table-cell office:value-type="float" office:value="99.927999999999997" table:style-name="ce10">
            <text:p>99,928</text:p>
          </table:table-cell>
          <table:table-cell office:value-type="float" office:value="99.927999999999997" table:style-name="ce9">
            <text:p>99,928</text:p>
          </table:table-cell>
          <table:table-cell office:value-type="float" office:value="99.935000000000002" table:style-name="ce9">
            <text:p>99,935</text:p>
          </table:table-cell>
          <table:table-cell office:value-type="float" office:value="100" table:style-name="ce9">
            <text:p>100,000</text:p>
          </table:table-cell>
          <table:table-cell office:value-type="float" office:value="99.97" table:style-name="ce9">
            <text:p>99,970</text:p>
          </table:table-cell>
          <table:table-cell office:value-type="float" office:value="99.968999999999994" table:style-name="ce9">
            <text:p>99,969</text:p>
          </table:table-cell>
          <table:table-cell office:value-type="float" office:value="99.897999999999996" table:style-name="ce9">
            <text:p>99,89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TIM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99.989000000000004" table:style-name="ce9">
            <text:p>99,989</text:p>
          </table:table-cell>
          <table:table-cell office:value-type="float" office:value="99.99" table:style-name="ce9">
            <text:p>99,990</text:p>
          </table:table-cell>
          <table:table-cell office:value-type="float" office:value="99.980999999999995" table:style-name="ce9">
            <text:p>99,981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5.929000000000002" table:style-name="ce9">
            <text:p>95,929</text:p>
          </table:table-cell>
          <table:table-cell office:value-type="float" office:value="92.590999999999994" table:style-name="ce9">
            <text:p>92,591</text:p>
          </table:table-cell>
          <table:table-cell office:value-type="float" office:value="81.022000000000006" table:style-name="ce9">
            <text:p>81,022</text:p>
          </table:table-cell>
          <table:table-cell office:value-type="float" office:value="92.225999999999999" table:style-name="ce9">
            <text:p>92,226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97999999999996" table:style-name="ce9">
            <text:p>99,898</text:p>
          </table:table-cell>
          <table:table-cell office:value-type="float" office:value="99.926000000000002" table:style-name="ce9">
            <text:p>99,926</text:p>
          </table:table-cell>
          <table:table-cell office:value-type="float" office:value="99.966999999999999" table:style-name="ce9">
            <text:p>99,967</text:p>
          </table:table-cell>
          <table:table-cell office:value-type="float" office:value="99.929000000000002" table:style-name="ce9">
            <text:p>99,929</text:p>
          </table:table-cell>
          <table:table-cell office:value-type="float" office:value="99.619" table:style-name="ce10">
            <text:p>99,619</text:p>
          </table:table-cell>
          <table:table-cell office:value-type="float" office:value="99.614999999999995" table:style-name="ce10">
            <text:p>99,615</text:p>
          </table:table-cell>
          <table:table-cell office:value-type="float" office:value="99.554000000000002" table:style-name="ce9">
            <text:p>99,554</text:p>
          </table:table-cell>
          <table:table-cell office:value-type="float" office:value="99.539000000000001" table:style-name="ce9">
            <text:p>99,539</text:p>
          </table:table-cell>
          <table:table-cell office:value-type="float" office:value="99.65" table:style-name="ce9">
            <text:p>99,650</text:p>
          </table:table-cell>
          <table:table-cell office:value-type="float" office:value="99.617999999999995" table:style-name="ce9">
            <text:p>99,618</text:p>
          </table:table-cell>
          <table:table-cell office:value-type="float" office:value="99.692999999999998" table:style-name="ce9">
            <text:p>99,693</text:p>
          </table:table-cell>
          <table:table-cell office:value-type="float" office:value="99.650999999999996" table:style-name="ce9">
            <text:p>99,651</text:p>
          </table:table-cell>
          <table:table-cell table:number-columns-repeated="16370"/>
        </table:table-row>
        <table:table-row table:number-rows-repeated="10484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/>
    </number:number-style>
    <number:number-style style:name="N38">
      <number:number number:decimal-places="3" number:min-integer-digits="1" number:grouping="true"/>
    </number:number-style>
    <number:date-style style:name="N39" number:language="pt" number:country="BR">
      <number:month number:textual="true"/>
      <number:text>/</number:text>
      <number:year/>
    </number:date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2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2P0"/>
    </number:currency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-</number:text>
      <number:number number:decimal-places="2" number:min-integer-digits="1" number:grouping="true"/>
      <number:text> </number:text>
    </number:number-style>
    <number:number-style style:name="N44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Excel_32_Built-in_32_Comma" style:display-name="Excel Built-in Comma" style:family="table-cell" style:data-style-name="N40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40">
      <style:table-cell-properties style:vertical-align="automatic" fo:background-color="transparent"/>
    </style:style>
    <style:style style:name="Excel_BuiltIn_Comma" style:family="table-cell" style:data-style-name="N41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2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3">
      <style:table-cell-properties style:vertical-align="automatic" fo:background-color="transparent"/>
    </style:style>
    <style:style style:name="V_237_rgula_32_2" style:display-name="Vírgula 2" style:family="table-cell" style:data-style-name="N44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dor</meta:initial-creator>
    <dc:creator>Windows User</dc:creator>
    <meta:creation-date>2014-01-16T12:20:14Z</meta:creation-date>
    <dc:date>2019-02-26T12:04:58Z</dc:date>
    <meta:editing-cycles>28</meta:editing-cycles>
    <meta:editing-duration>PT67067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